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2181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89">
            <text:p>8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06">
            <text:p>10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01">
            <text:p>20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455">
            <text:p>845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133">
            <text:p>1013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354">
            <text:p>1135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07">
            <text:p>2020-12-0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05 - 0.97)">
            <text:p>(0.05 - 0.9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37">
            <text:p>0.3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22.5">
            <text:p>222.5</text:p>
          </table:table-cell>
          <table:table-cell office:value-type="float" office:value="334.5">
            <text:p>334.5</text:p>
          </table:table-cell>
          <table:table-cell office:value-type="float" office:value="0.042089552238806">
            <text:p>0.0420895522</text:p>
          </table:table-cell>
          <table:table-cell office:value-type="float" office:value="0.0801801801801802">
            <text:p>0.0801801802</text:p>
          </table:table-cell>
          <table:table-cell office:value-type="float" office:value="0.0658464566929134">
            <text:p>0.0658464567</text:p>
          </table:table-cell>
          <table:table-cell office:value-type="float" office:value="1.15078563243484">
            <text:p>1.1507856324</text:p>
          </table:table-cell>
          <table:table-cell office:value-type="float" office:value="1.29323119876633">
            <text:p>1.2932311988</text:p>
          </table:table-cell>
          <table:table-cell office:value-type="float" office:value="1.23896067990886">
            <text:p>1.2389606799</text:p>
          </table:table-cell>
          <table:table-cell office:value-type="float" office:value="16.8125827019885">
            <text:p>16.812582702</text:p>
          </table:table-cell>
          <table:table-cell office:value-type="float" office:value="8.98698828256246">
            <text:p>8.9869882826</text:p>
          </table:table-cell>
          <table:table-cell office:value-type="float" office:value="10.8696098953737">
            <text:p>10.86960989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41">
            <text:p>241</text:p>
          </table:table-cell>
          <table:table-cell office:value-type="float" office:value="332.5">
            <text:p>332.5</text:p>
          </table:table-cell>
          <table:table-cell office:value-type="float" office:value="0.0536741631799163">
            <text:p>0.0536741632</text:p>
          </table:table-cell>
          <table:table-cell office:value-type="float" office:value="0.0837969401947149">
            <text:p>0.0837969402</text:p>
          </table:table-cell>
          <table:table-cell office:value-type="float" office:value="0.0625823451910408">
            <text:p>0.0625823452</text:p>
          </table:table-cell>
          <table:table-cell office:value-type="float" office:value="1.19350616608411">
            <text:p>1.1935061661</text:p>
          </table:table-cell>
          <table:table-cell office:value-type="float" office:value="1.30705226796606">
            <text:p>1.307052268</text:p>
          </table:table-cell>
          <table:table-cell office:value-type="float" office:value="1.22671464603068">
            <text:p>1.226714646</text:p>
          </table:table-cell>
          <table:table-cell office:value-type="float" office:value="13.2575357915304">
            <text:p>13.2575357915</text:p>
          </table:table-cell>
          <table:table-cell office:value-type="float" office:value="8.61367402662836">
            <text:p>8.6136740266</text:p>
          </table:table-cell>
          <table:table-cell office:value-type="float" office:value="11.4188298303738">
            <text:p>11.418829830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9.875">
            <text:p>189.875</text:p>
          </table:table-cell>
          <table:table-cell office:value-type="float" office:value="424.25">
            <text:p>424.25</text:p>
          </table:table-cell>
          <table:table-cell office:value-type="float" office:value="0.0572381930184805">
            <text:p>0.057238193</text:p>
          </table:table-cell>
          <table:table-cell office:value-type="float" office:value="0.0622540983606557">
            <text:p>0.0622540984</text:p>
          </table:table-cell>
          <table:table-cell office:value-type="float" office:value="0.0824747278382582">
            <text:p>0.0824747278</text:p>
          </table:table-cell>
          <table:table-cell office:value-type="float" office:value="1.20675504861512">
            <text:p>1.2067550486</text:p>
          </table:table-cell>
          <table:table-cell office:value-type="float" office:value="1.22548546687718">
            <text:p>1.2254854669</text:p>
          </table:table-cell>
          <table:table-cell office:value-type="float" office:value="1.30199362566861">
            <text:p>1.3019936257</text:p>
          </table:table-cell>
          <table:table-cell office:value-type="float" office:value="12.4532305251002">
            <text:p>12.4532305251</text:p>
          </table:table-cell>
          <table:table-cell office:value-type="float" office:value="11.4772467824258">
            <text:p>11.4772467824</text:p>
          </table:table-cell>
          <table:table-cell office:value-type="float" office:value="8.74635492691513">
            <text:p>8.746354926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31.625">
            <text:p>331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41693890885332">
            <text:p>0.0541693891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9534413432975">
            <text:p>1.1953441343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1394467995261">
            <text:p>13.139446799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402">
            <text:p>3402</text:p>
          </table:table-cell>
          <table:table-cell office:value-type="float" office:value="6308">
            <text:p>6308</text:p>
          </table:table-cell>
          <table:table-cell office:value-type="float" office:value="114">
            <text:p>114</text:p>
          </table:table-cell>
          <table:table-cell office:value-type="float" office:value="175.25">
            <text:p>175.25</text:p>
          </table:table-cell>
          <table:table-cell office:value-type="float" office:value="278.125">
            <text:p>278.125</text:p>
          </table:table-cell>
          <table:table-cell office:value-type="float" office:value="0.061822125813449">
            <text:p>0.0618221258</text:p>
          </table:table-cell>
          <table:table-cell office:value-type="float" office:value="0.0515138154027043">
            <text:p>0.0515138154</text:p>
          </table:table-cell>
          <table:table-cell office:value-type="float" office:value="0.0440908370323399">
            <text:p>0.044090837</text:p>
          </table:table-cell>
          <table:table-cell office:value-type="float" office:value="1.22386851181766">
            <text:p>1.2238685118</text:p>
          </table:table-cell>
          <table:table-cell office:value-type="float" office:value="1.18549955333706">
            <text:p>1.1854995533</text:p>
          </table:table-cell>
          <table:table-cell office:value-type="float" office:value="1.15812817335721">
            <text:p>1.1581281734</text:p>
          </table:table-cell>
          <table:table-cell office:value-type="float" office:value="11.5550685041116">
            <text:p>11.5550685041</text:p>
          </table:table-cell>
          <table:table-cell office:value-type="float" office:value="13.7992312273303">
            <text:p>13.7992312273</text:p>
          </table:table-cell>
          <table:table-cell office:value-type="float" office:value="16.0649710102844">
            <text:p>16.064971010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916">
            <text:p>6916</text:p>
          </table:table-cell>
          <table:table-cell office:value-type="float" office:value="104">
            <text:p>104</text:p>
          </table:table-cell>
          <table:table-cell office:value-type="float" office:value="298.75">
            <text:p>298.75</text:p>
          </table:table-cell>
          <table:table-cell office:value-type="float" office:value="222.125">
            <text:p>222.125</text:p>
          </table:table-cell>
          <table:table-cell office:value-type="float" office:value="0.0485981308411215">
            <text:p>0.0485981308</text:p>
          </table:table-cell>
          <table:table-cell office:value-type="float" office:value="0.078515111695138">
            <text:p>0.0785151117</text:p>
          </table:table-cell>
          <table:table-cell office:value-type="float" office:value="0.0321175534991324">
            <text:p>0.0321175535</text:p>
          </table:table-cell>
          <table:table-cell office:value-type="float" office:value="1.17472254345358">
            <text:p>1.1747225435</text:p>
          </table:table-cell>
          <table:table-cell office:value-type="float" office:value="1.2868855515514">
            <text:p>1.2868855516</text:p>
          </table:table-cell>
          <table:table-cell office:value-type="float" office:value="1.11443325024279">
            <text:p>1.1144332502</text:p>
          </table:table-cell>
          <table:table-cell office:value-type="float" office:value="14.6066688488308">
            <text:p>14.6066688488</text:p>
          </table:table-cell>
          <table:table-cell office:value-type="float" office:value="9.17040894423779">
            <text:p>9.1704089442</text:p>
          </table:table-cell>
          <table:table-cell office:value-type="float" office:value="21.9263160967045">
            <text:p>21.926316096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28">
            <text:p>4128</text:p>
          </table:table-cell>
          <table:table-cell office:value-type="float" office:value="8244">
            <text:p>8244</text:p>
          </table:table-cell>
          <table:table-cell office:value-type="float" office:value="136.875">
            <text:p>136.875</text:p>
          </table:table-cell>
          <table:table-cell office:value-type="float" office:value="185.75">
            <text:p>185.75</text:p>
          </table:table-cell>
          <table:table-cell office:value-type="float" office:value="318">
            <text:p>318</text:p>
          </table:table-cell>
          <table:table-cell office:value-type="float" office:value="0.060085601404741">
            <text:p>0.0600856014</text:p>
          </table:table-cell>
          <table:table-cell office:value-type="float" office:value="0.0449975775193798">
            <text:p>0.0449975775</text:p>
          </table:table-cell>
          <table:table-cell office:value-type="float" office:value="0.0385735080058224">
            <text:p>0.038573508</text:p>
          </table:table-cell>
          <table:table-cell office:value-type="float" office:value="1.21737575272909">
            <text:p>1.2173757527</text:p>
          </table:table-cell>
          <table:table-cell office:value-type="float" office:value="1.16146009400375">
            <text:p>1.161460094</text:p>
          </table:table-cell>
          <table:table-cell office:value-type="float" office:value="1.13792359243933">
            <text:p>1.1379235924</text:p>
          </table:table-cell>
          <table:table-cell office:value-type="float" office:value="11.8791980930524">
            <text:p>11.8791980931</text:p>
          </table:table-cell>
          <table:table-cell office:value-type="float" office:value="15.7481312177872">
            <text:p>15.7481312178</text:p>
          </table:table-cell>
          <table:table-cell office:value-type="float" office:value="18.3139011477069">
            <text:p>18.313901147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98">
            <text:p>4298</text:p>
          </table:table-cell>
          <table:table-cell office:value-type="float" office:value="9212">
            <text:p>9212</text:p>
          </table:table-cell>
          <table:table-cell office:value-type="float" office:value="230.375">
            <text:p>230.375</text:p>
          </table:table-cell>
          <table:table-cell office:value-type="float" office:value="190.875">
            <text:p>190.875</text:p>
          </table:table-cell>
          <table:table-cell office:value-type="float" office:value="420.875">
            <text:p>420.875</text:p>
          </table:table-cell>
          <table:table-cell office:value-type="float" office:value="0.0917828685258964">
            <text:p>0.0917828685</text:p>
          </table:table-cell>
          <table:table-cell office:value-type="float" office:value="0.0444101907864123">
            <text:p>0.0444101908</text:p>
          </table:table-cell>
          <table:table-cell office:value-type="float" office:value="0.0456876899696049">
            <text:p>0.04568769</text:p>
          </table:table-cell>
          <table:table-cell office:value-type="float" office:value="1.33775126595213">
            <text:p>1.337751266</text:p>
          </table:table-cell>
          <table:table-cell office:value-type="float" office:value="1.15930130724199">
            <text:p>1.1593013072</text:p>
          </table:table-cell>
          <table:table-cell office:value-type="float" office:value="1.16399815032254">
            <text:p>1.1639981503</text:p>
          </table:table-cell>
          <table:table-cell office:value-type="float" office:value="7.89353424316353">
            <text:p>7.8935342432</text:p>
          </table:table-cell>
          <table:table-cell office:value-type="float" office:value="15.9519044045093">
            <text:p>15.9519044045</text:p>
          </table:table-cell>
          <table:table-cell office:value-type="float" office:value="15.5154141947522">
            <text:p>15.515414194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99">
            <text:p>4299</text:p>
          </table:table-cell>
          <table:table-cell office:value-type="float" office:value="7637">
            <text:p>7637</text:p>
          </table:table-cell>
          <table:table-cell office:value-type="float" office:value="201">
            <text:p>201</text:p>
          </table:table-cell>
          <table:table-cell office:value-type="float" office:value="275.875">
            <text:p>275.875</text:p>
          </table:table-cell>
          <table:table-cell office:value-type="float" office:value="386.25">
            <text:p>386.25</text:p>
          </table:table-cell>
          <table:table-cell office:value-type="float" office:value="0.0791962174940898">
            <text:p>0.0791962175</text:p>
          </table:table-cell>
          <table:table-cell office:value-type="float" office:value="0.0641719004419632">
            <text:p>0.0641719004</text:p>
          </table:table-cell>
          <table:table-cell office:value-type="float" office:value="0.0505761424643184">
            <text:p>0.0505761425</text:p>
          </table:table-cell>
          <table:table-cell office:value-type="float" office:value="1.28947996132544">
            <text:p>1.2894799613</text:p>
          </table:table-cell>
          <table:table-cell office:value-type="float" office:value="1.23267299584728">
            <text:p>1.2326729958</text:p>
          </table:table-cell>
          <table:table-cell office:value-type="float" office:value="1.18203007315079">
            <text:p>1.1820300732</text:p>
          </table:table-cell>
          <table:table-cell office:value-type="float" office:value="9.09444791716879">
            <text:p>9.0944479172</text:p>
          </table:table-cell>
          <table:table-cell office:value-type="float" office:value="11.1443938880766">
            <text:p>11.1443938881</text:p>
          </table:table-cell>
          <table:table-cell office:value-type="float" office:value="14.0487464897907">
            <text:p>14.048746489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688">
            <text:p>7688</text:p>
          </table:table-cell>
          <table:table-cell office:value-type="float" office:value="211.625">
            <text:p>211.625</text:p>
          </table:table-cell>
          <table:table-cell office:value-type="float" office:value="396.625">
            <text:p>396.625</text:p>
          </table:table-cell>
          <table:table-cell office:value-type="float" office:value="263.75">
            <text:p>263.75</text:p>
          </table:table-cell>
          <table:table-cell office:value-type="float" office:value="0.0810202909647779">
            <text:p>0.081020291</text:p>
          </table:table-cell>
          <table:table-cell office:value-type="float" office:value="0.0846946401879137">
            <text:p>0.0846946402</text:p>
          </table:table-cell>
          <table:table-cell office:value-type="float" office:value="0.0343067117585848">
            <text:p>0.0343067118</text:p>
          </table:table-cell>
          <table:table-cell office:value-type="float" office:value="1.29643702197084">
            <text:p>1.296437022</text:p>
          </table:table-cell>
          <table:table-cell office:value-type="float" office:value="1.31049067752776">
            <text:p>1.3104906775</text:p>
          </table:table-cell>
          <table:table-cell office:value-type="float" office:value="1.12238031407955">
            <text:p>1.1223803141</text:p>
          </table:table-cell>
          <table:table-cell office:value-type="float" office:value="8.8973035237314">
            <text:p>8.8973035237</text:p>
          </table:table-cell>
          <table:table-cell office:value-type="float" office:value="8.52595186000224">
            <text:p>8.52595186</text:p>
          </table:table-cell>
          <table:table-cell office:value-type="float" office:value="20.5490442764441">
            <text:p>20.549044276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206">
            <text:p>5206</text:p>
          </table:table-cell>
          <table:table-cell office:value-type="float" office:value="10361">
            <text:p>10361</text:p>
          </table:table-cell>
          <table:table-cell office:value-type="float" office:value="319.5">
            <text:p>319.5</text:p>
          </table:table-cell>
          <table:table-cell office:value-type="float" office:value="254.875">
            <text:p>254.875</text:p>
          </table:table-cell>
          <table:table-cell office:value-type="float" office:value="290.625">
            <text:p>290.625</text:p>
          </table:table-cell>
          <table:table-cell office:value-type="float" office:value="0.110630193905817">
            <text:p>0.1106301939</text:p>
          </table:table-cell>
          <table:table-cell office:value-type="float" office:value="0.048957933154053">
            <text:p>0.0489579332</text:p>
          </table:table-cell>
          <table:table-cell office:value-type="float" office:value="0.0280498986584307">
            <text:p>0.0280498987</text:p>
          </table:table-cell>
          <table:table-cell office:value-type="float" office:value="1.41119419668549">
            <text:p>1.4111941967</text:p>
          </table:table-cell>
          <table:table-cell office:value-type="float" office:value="1.17605064930787">
            <text:p>1.1760506493</text:p>
          </table:table-cell>
          <table:table-cell office:value-type="float" office:value="1.09971676706141">
            <text:p>1.0997167671</text:p>
          </table:table-cell>
          <table:table-cell office:value-type="float" office:value="6.60595690583067">
            <text:p>6.6059569058</text:p>
          </table:table-cell>
          <table:table-cell office:value-type="float" office:value="14.5018284034083">
            <text:p>14.5018284034</text:p>
          </table:table-cell>
          <table:table-cell office:value-type="float" office:value="25.0561944030231">
            <text:p>25.05619440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400">
            <text:p>5400</text:p>
          </table:table-cell>
          <table:table-cell office:value-type="float" office:value="9842">
            <text:p>9842</text:p>
          </table:table-cell>
          <table:table-cell office:value-type="float" office:value="210.5">
            <text:p>210.5</text:p>
          </table:table-cell>
          <table:table-cell office:value-type="float" office:value="129">
            <text:p>129</text:p>
          </table:table-cell>
          <table:table-cell office:value-type="float" office:value="478">
            <text:p>478</text:p>
          </table:table-cell>
          <table:table-cell office:value-type="float" office:value="0.0703072812291249">
            <text:p>0.0703072812</text:p>
          </table:table-cell>
          <table:table-cell office:value-type="float" office:value="0.0238888888888889">
            <text:p>0.0238888889</text:p>
          </table:table-cell>
          <table:table-cell office:value-type="float" office:value="0.048567364356838">
            <text:p>0.0485673644</text:p>
          </table:table-cell>
          <table:table-cell office:value-type="float" office:value="1.25576398733785">
            <text:p>1.2557639873</text:p>
          </table:table-cell>
          <table:table-cell office:value-type="float" office:value="1.08472964197531">
            <text:p>1.084729642</text:p>
          </table:table-cell>
          <table:table-cell office:value-type="float" office:value="1.17460900145485">
            <text:p>1.1746090015</text:p>
          </table:table-cell>
          <table:table-cell office:value-type="float" office:value="10.2014741711867">
            <text:p>10.2014741712</text:p>
          </table:table-cell>
          <table:table-cell office:value-type="float" office:value="29.3606733228741">
            <text:p>29.3606733229</text:p>
          </table:table-cell>
          <table:table-cell office:value-type="float" office:value="14.6157057738308">
            <text:p>14.615705773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32">
            <text:p>3132</text:p>
          </table:table-cell>
          <table:table-cell office:value-type="float" office:value="5434">
            <text:p>5434</text:p>
          </table:table-cell>
          <table:table-cell office:value-type="float" office:value="9006">
            <text:p>9006</text:p>
          </table:table-cell>
          <table:table-cell office:value-type="float" office:value="205">
            <text:p>205</text:p>
          </table:table-cell>
          <table:table-cell office:value-type="float" office:value="293.625">
            <text:p>293.625</text:p>
          </table:table-cell>
          <table:table-cell office:value-type="float" office:value="336.625">
            <text:p>336.625</text:p>
          </table:table-cell>
          <table:table-cell office:value-type="float" office:value="0.0654533844189017">
            <text:p>0.0654533844</text:p>
          </table:table-cell>
          <table:table-cell office:value-type="float" office:value="0.0540347810084652">
            <text:p>0.054034781</text:p>
          </table:table-cell>
          <table:table-cell office:value-type="float" office:value="0.0373778592049745">
            <text:p>0.0373778592</text:p>
          </table:table-cell>
          <table:table-cell office:value-type="float" office:value="1.23748377070866">
            <text:p>1.2374837707</text:p>
          </table:table-cell>
          <table:table-cell office:value-type="float" office:value="1.19484445834455">
            <text:p>1.1948444583</text:p>
          </table:table-cell>
          <table:table-cell office:value-type="float" office:value="1.13356083176055">
            <text:p>1.1335608318</text:p>
          </table:table-cell>
          <table:table-cell office:value-type="float" office:value="10.9328481202906">
            <text:p>10.9328481203</text:p>
          </table:table-cell>
          <table:table-cell office:value-type="float" office:value="13.1713305739384">
            <text:p>13.1713305739</text:p>
          </table:table-cell>
          <table:table-cell office:value-type="float" office:value="18.8887792918163">
            <text:p>18.888779291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44">
            <text:p>3544</text:p>
          </table:table-cell>
          <table:table-cell office:value-type="float" office:value="5792">
            <text:p>5792</text:p>
          </table:table-cell>
          <table:table-cell office:value-type="float" office:value="10412">
            <text:p>10412</text:p>
          </table:table-cell>
          <table:table-cell office:value-type="float" office:value="172.5">
            <text:p>172.5</text:p>
          </table:table-cell>
          <table:table-cell office:value-type="float" office:value="437">
            <text:p>437</text:p>
          </table:table-cell>
          <table:table-cell office:value-type="float" office:value="600.25">
            <text:p>600.25</text:p>
          </table:table-cell>
          <table:table-cell office:value-type="float" office:value="0.0486738148984199">
            <text:p>0.0486738149</text:p>
          </table:table-cell>
          <table:table-cell office:value-type="float" office:value="0.0754488950276243">
            <text:p>0.075448895</text:p>
          </table:table-cell>
          <table:table-cell office:value-type="float" office:value="0.0576498271225509">
            <text:p>0.0576498271</text:p>
          </table:table-cell>
          <table:table-cell office:value-type="float" office:value="1.17500186704773">
            <text:p>1.175001867</text:p>
          </table:table-cell>
          <table:table-cell office:value-type="float" office:value="1.27522850268803">
            <text:p>1.2752285027</text:p>
          </table:table-cell>
          <table:table-cell office:value-type="float" office:value="1.20828845996076">
            <text:p>1.20828846</text:p>
          </table:table-cell>
          <table:table-cell office:value-type="float" office:value="14.5844870615573">
            <text:p>14.5844870616</text:p>
          </table:table-cell>
          <table:table-cell office:value-type="float" office:value="9.52934834379796">
            <text:p>9.5293483438</text:p>
          </table:table-cell>
          <table:table-cell office:value-type="float" office:value="12.3667405466361">
            <text:p>12.366740546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59">
            <text:p>4159</text:p>
          </table:table-cell>
          <table:table-cell office:value-type="float" office:value="6951">
            <text:p>6951</text:p>
          </table:table-cell>
          <table:table-cell office:value-type="float" office:value="12873">
            <text:p>12873</text:p>
          </table:table-cell>
          <table:table-cell office:value-type="float" office:value="191.75">
            <text:p>191.75</text:p>
          </table:table-cell>
          <table:table-cell office:value-type="float" office:value="334">
            <text:p>334</text:p>
          </table:table-cell>
          <table:table-cell office:value-type="float" office:value="595.75">
            <text:p>595.75</text:p>
          </table:table-cell>
          <table:table-cell office:value-type="float" office:value="0.0461048328925222">
            <text:p>0.0461048329</text:p>
          </table:table-cell>
          <table:table-cell office:value-type="float" office:value="0.0480506401956553">
            <text:p>0.0480506402</text:p>
          </table:table-cell>
          <table:table-cell office:value-type="float" office:value="0.046279033636293">
            <text:p>0.0462790336</text:p>
          </table:table-cell>
          <table:table-cell office:value-type="float" office:value="1.16553320013128">
            <text:p>1.1655332001</text:p>
          </table:table-cell>
          <table:table-cell office:value-type="float" office:value="1.17270261417029">
            <text:p>1.1727026142</text:p>
          </table:table-cell>
          <table:table-cell office:value-type="float" office:value="1.16617444567747">
            <text:p>1.1661744457</text:p>
          </table:table-cell>
          <table:table-cell office:value-type="float" office:value="15.3781246187319">
            <text:p>15.3781246187</text:p>
          </table:table-cell>
          <table:table-cell office:value-type="float" office:value="14.7692102579195">
            <text:p>14.7692102579</text:p>
          </table:table-cell>
          <table:table-cell office:value-type="float" office:value="15.3215243452786">
            <text:p>15.321524345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970">
            <text:p>3970</text:p>
          </table:table-cell>
          <table:table-cell office:value-type="float" office:value="6017">
            <text:p>6017</text:p>
          </table:table-cell>
          <table:table-cell office:value-type="float" office:value="10928">
            <text:p>10928</text:p>
          </table:table-cell>
          <table:table-cell office:value-type="float" office:value="206">
            <text:p>206</text:p>
          </table:table-cell>
          <table:table-cell office:value-type="float" office:value="255.875">
            <text:p>255.875</text:p>
          </table:table-cell>
          <table:table-cell office:value-type="float" office:value="528.75">
            <text:p>528.75</text:p>
          </table:table-cell>
          <table:table-cell office:value-type="float" office:value="0.0518891687657431">
            <text:p>0.0518891688</text:p>
          </table:table-cell>
          <table:table-cell office:value-type="float" office:value="0.0425253448562407">
            <text:p>0.0425253449</text:p>
          </table:table-cell>
          <table:table-cell office:value-type="float" office:value="0.0483848828696925">
            <text:p>0.0483848829</text:p>
          </table:table-cell>
          <table:table-cell office:value-type="float" office:value="1.18688936291709">
            <text:p>1.1868893629</text:p>
          </table:table-cell>
          <table:table-cell office:value-type="float" office:value="1.15238318070892">
            <text:p>1.1523831807</text:p>
          </table:table-cell>
          <table:table-cell office:value-type="float" office:value="1.17393563994894">
            <text:p>1.1739356399</text:p>
          </table:table-cell>
          <table:table-cell office:value-type="float" office:value="13.7018764419438">
            <text:p>13.7018764419</text:p>
          </table:table-cell>
          <table:table-cell office:value-type="float" office:value="16.6437932440075">
            <text:p>16.643793244</text:p>
          </table:table-cell>
          <table:table-cell office:value-type="float" office:value="14.669541570052">
            <text:p>14.669541570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916">
            <text:p>3916</text:p>
          </table:table-cell>
          <table:table-cell office:value-type="float" office:value="6581">
            <text:p>6581</text:p>
          </table:table-cell>
          <table:table-cell office:value-type="float" office:value="11662">
            <text:p>11662</text:p>
          </table:table-cell>
          <table:table-cell office:value-type="float" office:value="178">
            <text:p>178</text:p>
          </table:table-cell>
          <table:table-cell office:value-type="float" office:value="600.375">
            <text:p>600.375</text:p>
          </table:table-cell>
          <table:table-cell office:value-type="float" office:value="858.125">
            <text:p>858.125</text:p>
          </table:table-cell>
          <table:table-cell office:value-type="float" office:value="0.0454545454545455">
            <text:p>0.0454545455</text:p>
          </table:table-cell>
          <table:table-cell office:value-type="float" office:value="0.0912285366965507">
            <text:p>0.0912285367</text:p>
          </table:table-cell>
          <table:table-cell office:value-type="float" office:value="0.0735830046304236">
            <text:p>0.0735830046</text:p>
          </table:table-cell>
          <table:table-cell office:value-type="float" office:value="1.16314049586777">
            <text:p>1.1631404959</text:p>
          </table:table-cell>
          <table:table-cell office:value-type="float" office:value="1.3356122644172">
            <text:p>1.3356122644</text:p>
          </table:table-cell>
          <table:table-cell office:value-type="float" office:value="1.26815285500455">
            <text:p>1.268152855</text:p>
          </table:table-cell>
          <table:table-cell office:value-type="float" office:value="15.5932440126624">
            <text:p>15.5932440127</text:p>
          </table:table-cell>
          <table:table-cell office:value-type="float" office:value="7.93945196983407">
            <text:p>7.9394519698</text:p>
          </table:table-cell>
          <table:table-cell office:value-type="float" office:value="9.76240853148948">
            <text:p>9.762408531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305">
            <text:p>4305</text:p>
          </table:table-cell>
          <table:table-cell office:value-type="float" office:value="7358">
            <text:p>7358</text:p>
          </table:table-cell>
          <table:table-cell office:value-type="float" office:value="16034">
            <text:p>16034</text:p>
          </table:table-cell>
          <table:table-cell office:value-type="float" office:value="196.875">
            <text:p>196.875</text:p>
          </table:table-cell>
          <table:table-cell office:value-type="float" office:value="415.5">
            <text:p>415.5</text:p>
          </table:table-cell>
          <table:table-cell office:value-type="float" office:value="883.875">
            <text:p>883.875</text:p>
          </table:table-cell>
          <table:table-cell office:value-type="float" office:value="0.0457317073170732">
            <text:p>0.0457317073</text:p>
          </table:table-cell>
          <table:table-cell office:value-type="float" office:value="0.056469149225333">
            <text:p>0.0564691492</text:p>
          </table:table-cell>
          <table:table-cell office:value-type="float" office:value="0.0551250467756018">
            <text:p>0.0551250468</text:p>
          </table:table-cell>
          <table:table-cell office:value-type="float" office:value="1.16416009815586">
            <text:p>1.1641600982</text:p>
          </table:table-cell>
          <table:table-cell office:value-type="float" office:value="1.20389200132456">
            <text:p>1.2038920013</text:p>
          </table:table-cell>
          <table:table-cell office:value-type="float" office:value="1.19889365444735">
            <text:p>1.1988936544</text:p>
          </table:table-cell>
          <table:table-cell office:value-type="float" office:value="15.5008090787071">
            <text:p>15.5008090787</text:p>
          </table:table-cell>
          <table:table-cell office:value-type="float" office:value="12.6181948469641">
            <text:p>12.618194847</text:p>
          </table:table-cell>
          <table:table-cell office:value-type="float" office:value="12.9175621009944">
            <text:p>12.91756210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652">
            <text:p>4652</text:p>
          </table:table-cell>
          <table:table-cell office:value-type="float" office:value="7870">
            <text:p>7870</text:p>
          </table:table-cell>
          <table:table-cell office:value-type="float" office:value="14292">
            <text:p>14292</text:p>
          </table:table-cell>
          <table:table-cell office:value-type="float" office:value="92.125">
            <text:p>92.125</text:p>
          </table:table-cell>
          <table:table-cell office:value-type="float" office:value="349.75">
            <text:p>349.75</text:p>
          </table:table-cell>
          <table:table-cell office:value-type="float" office:value="552.75">
            <text:p>552.75</text:p>
          </table:table-cell>
          <table:table-cell office:value-type="float" office:value="0.0198033104041273">
            <text:p>0.0198033104</text:p>
          </table:table-cell>
          <table:table-cell office:value-type="float" office:value="0.044440914866582">
            <text:p>0.0444409149</text:p>
          </table:table-cell>
          <table:table-cell office:value-type="float" office:value="0.0386754827875735">
            <text:p>0.0386754828</text:p>
          </table:table-cell>
          <table:table-cell office:value-type="float" office:value="1.07008024177625">
            <text:p>1.0700802418</text:p>
          </table:table-cell>
          <table:table-cell office:value-type="float" office:value="1.15941419206483">
            <text:p>1.1594141921</text:p>
          </table:table-cell>
          <table:table-cell office:value-type="float" office:value="1.13829594397546">
            <text:p>1.138295944</text:p>
          </table:table-cell>
          <table:table-cell office:value-type="float" office:value="0">
            <text:p>0</text:p>
          </table:table-cell>
          <table:table-cell office:value-type="float" office:value="15.9411122762288">
            <text:p>15.9411122762</text:p>
          </table:table-cell>
          <table:table-cell office:value-type="float" office:value="18.2665156613982">
            <text:p>18.266515661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8">
            <text:p>128</text:p>
          </table:table-cell>
          <table:table-cell office:value-type="float" office:value="4524">
            <text:p>4524</text:p>
          </table:table-cell>
          <table:table-cell office:value-type="float" office:value="7720">
            <text:p>7720</text:p>
          </table:table-cell>
          <table:table-cell office:value-type="float" office:value="14687">
            <text:p>14687</text:p>
          </table:table-cell>
          <table:table-cell office:value-type="float" office:value="232">
            <text:p>232</text:p>
          </table:table-cell>
          <table:table-cell office:value-type="float" office:value="662.625">
            <text:p>662.625</text:p>
          </table:table-cell>
          <table:table-cell office:value-type="float" office:value="829.75">
            <text:p>829.75</text:p>
          </table:table-cell>
          <table:table-cell office:value-type="float" office:value="0.0512820512820513">
            <text:p>0.0512820513</text:p>
          </table:table-cell>
          <table:table-cell office:value-type="float" office:value="0.0858322538860104">
            <text:p>0.0858322539</text:p>
          </table:table-cell>
          <table:table-cell office:value-type="float" office:value="0.0564955402737114">
            <text:p>0.0564955403</text:p>
          </table:table-cell>
          <table:table-cell office:value-type="float" office:value="1.18464168310322">
            <text:p>1.1846416831</text:p>
          </table:table-cell>
          <table:table-cell office:value-type="float" office:value="1.31485255318306">
            <text:p>1.3148525532</text:p>
          </table:table-cell>
          <table:table-cell office:value-type="float" office:value="1.20399021325679">
            <text:p>1.2039902133</text:p>
          </table:table-cell>
          <table:table-cell office:value-type="float" office:value="13.8600550164367">
            <text:p>13.8600550164</text:p>
          </table:table-cell>
          <table:table-cell office:value-type="float" office:value="8.4174202853263">
            <text:p>8.4174202853</text:p>
          </table:table-cell>
          <table:table-cell office:value-type="float" office:value="12.6124594174187">
            <text:p>12.612459417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948">
            <text:p>4948</text:p>
          </table:table-cell>
          <table:table-cell office:value-type="float" office:value="8538">
            <text:p>8538</text:p>
          </table:table-cell>
          <table:table-cell office:value-type="float" office:value="15971">
            <text:p>15971</text:p>
          </table:table-cell>
          <table:table-cell office:value-type="float" office:value="221.375">
            <text:p>221.375</text:p>
          </table:table-cell>
          <table:table-cell office:value-type="float" office:value="420.625">
            <text:p>420.625</text:p>
          </table:table-cell>
          <table:table-cell office:value-type="float" office:value="915.625">
            <text:p>915.625</text:p>
          </table:table-cell>
          <table:table-cell office:value-type="float" office:value="0.0447402991107518">
            <text:p>0.0447402991</text:p>
          </table:table-cell>
          <table:table-cell office:value-type="float" office:value="0.0492650503630827">
            <text:p>0.0492650504</text:p>
          </table:table-cell>
          <table:table-cell office:value-type="float" office:value="0.0573304739840962">
            <text:p>0.057330474</text:p>
          </table:table-cell>
          <table:table-cell office:value-type="float" office:value="1.16051436784209">
            <text:p>1.1605143678</text:p>
          </table:table-cell>
          <table:table-cell office:value-type="float" office:value="1.17718468483785">
            <text:p>1.1771846848</text:p>
          </table:table-cell>
          <table:table-cell office:value-type="float" office:value="1.20709875410893">
            <text:p>1.2070987541</text:p>
          </table:table-cell>
          <table:table-cell office:value-type="float" office:value="15.8367264812565">
            <text:p>15.8367264813</text:p>
          </table:table-cell>
          <table:table-cell office:value-type="float" office:value="14.4135507472723">
            <text:p>14.4135507473</text:p>
          </table:table-cell>
          <table:table-cell office:value-type="float" office:value="12.4337330471079">
            <text:p>12.433733047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562">
            <text:p>5562</text:p>
          </table:table-cell>
          <table:table-cell office:value-type="float" office:value="9742">
            <text:p>9742</text:p>
          </table:table-cell>
          <table:table-cell office:value-type="float" office:value="17979">
            <text:p>17979</text:p>
          </table:table-cell>
          <table:table-cell office:value-type="float" office:value="329.625">
            <text:p>329.625</text:p>
          </table:table-cell>
          <table:table-cell office:value-type="float" office:value="623.875">
            <text:p>623.875</text:p>
          </table:table-cell>
          <table:table-cell office:value-type="float" office:value="612.375">
            <text:p>612.375</text:p>
          </table:table-cell>
          <table:table-cell office:value-type="float" office:value="0.0592637540453074">
            <text:p>0.059263754</text:p>
          </table:table-cell>
          <table:table-cell office:value-type="float" office:value="0.0640397249024841">
            <text:p>0.0640397249</text:p>
          </table:table-cell>
          <table:table-cell office:value-type="float" office:value="0.0340605706657767">
            <text:p>0.0340605707</text:p>
          </table:table-cell>
          <table:table-cell office:value-type="float" office:value="1.21430703654392">
            <text:p>1.2143070365</text:p>
          </table:table-cell>
          <table:table-cell office:value-type="float" office:value="1.23217716643524">
            <text:p>1.2321771664</text:p>
          </table:table-cell>
          <table:table-cell office:value-type="float" office:value="1.12148583737941">
            <text:p>1.1214858374</text:p>
          </table:table-cell>
          <table:table-cell office:value-type="float" office:value="12.0392197020352">
            <text:p>12.039219702</text:p>
          </table:table-cell>
          <table:table-cell office:value-type="float" office:value="11.1666947636269">
            <text:p>11.1666947636</text:p>
          </table:table-cell>
          <table:table-cell office:value-type="float" office:value="20.6950666687812">
            <text:p>20.695066668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1">
            <text:p>21</text:p>
          </table:table-cell>
          <table:table-cell office:value-type="float" office:value="5720">
            <text:p>5720</text:p>
          </table:table-cell>
          <table:table-cell office:value-type="float" office:value="9797">
            <text:p>9797</text:p>
          </table:table-cell>
          <table:table-cell office:value-type="float" office:value="17538">
            <text:p>17538</text:p>
          </table:table-cell>
          <table:table-cell office:value-type="float" office:value="309">
            <text:p>309</text:p>
          </table:table-cell>
          <table:table-cell office:value-type="float" office:value="571.875">
            <text:p>571.875</text:p>
          </table:table-cell>
          <table:table-cell office:value-type="float" office:value="386.625">
            <text:p>386.625</text:p>
          </table:table-cell>
          <table:table-cell office:value-type="float" office:value="0.054020979020979">
            <text:p>0.054020979</text:p>
          </table:table-cell>
          <table:table-cell office:value-type="float" office:value="0.058372460957436">
            <text:p>0.058372461</text:p>
          </table:table-cell>
          <table:table-cell office:value-type="float" office:value="0.0220449880260007">
            <text:p>0.022044988</text:p>
          </table:table-cell>
          <table:table-cell office:value-type="float" office:value="1.19479322827522">
            <text:p>1.1947932283</text:p>
          </table:table-cell>
          <table:table-cell office:value-type="float" office:value="1.21098200797955">
            <text:p>1.210982008</text:p>
          </table:table-cell>
          <table:table-cell office:value-type="float" office:value="1.07810998182525">
            <text:p>1.0781099818</text:p>
          </table:table-cell>
          <table:table-cell office:value-type="float" office:value="13.1746087437461">
            <text:p>13.1746087437</text:p>
          </table:table-cell>
          <table:table-cell office:value-type="float" office:value="12.2178549044656">
            <text:p>12.2178549045</text:p>
          </table:table-cell>
          <table:table-cell office:value-type="float" office:value="31.7877072172835">
            <text:p>31.787707217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860">
            <text:p>5860</text:p>
          </table:table-cell>
          <table:table-cell office:value-type="float" office:value="9903">
            <text:p>9903</text:p>
          </table:table-cell>
          <table:table-cell office:value-type="float" office:value="16324">
            <text:p>16324</text:p>
          </table:table-cell>
          <table:table-cell office:value-type="float" office:value="487.25">
            <text:p>487.25</text:p>
          </table:table-cell>
          <table:table-cell office:value-type="float" office:value="805.5">
            <text:p>805.5</text:p>
          </table:table-cell>
          <table:table-cell office:value-type="float" office:value="198.25">
            <text:p>198.25</text:p>
          </table:table-cell>
          <table:table-cell office:value-type="float" office:value="0.0831484641638225">
            <text:p>0.0831484642</text:p>
          </table:table-cell>
          <table:table-cell office:value-type="float" office:value="0.0813389881853984">
            <text:p>0.0813389882</text:p>
          </table:table-cell>
          <table:table-cell office:value-type="float" office:value="0.0121446949277138">
            <text:p>0.0121446949</text:p>
          </table:table-cell>
          <table:table-cell office:value-type="float" office:value="1.30457041207527">
            <text:p>1.3045704121</text:p>
          </table:table-cell>
          <table:table-cell office:value-type="float" office:value="1.29765387940698">
            <text:p>1.2976538794</text:p>
          </table:table-cell>
          <table:table-cell office:value-type="float" office:value="1.04279551973218">
            <text:p>1.0427955197</text:p>
          </table:table-cell>
          <table:table-cell office:value-type="float" office:value="8.67822006586963">
            <text:p>8.6782200659</text:p>
          </table:table-cell>
          <table:table-cell office:value-type="float" office:value="8.86376594959382">
            <text:p>8.8637659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6155">
            <text:p>6155</text:p>
          </table:table-cell>
          <table:table-cell office:value-type="float" office:value="10956">
            <text:p>10956</text:p>
          </table:table-cell>
          <table:table-cell office:value-type="float" office:value="17662">
            <text:p>17662</text:p>
          </table:table-cell>
          <table:table-cell office:value-type="float" office:value="522.25">
            <text:p>522.25</text:p>
          </table:table-cell>
          <table:table-cell office:value-type="float" office:value="507.75">
            <text:p>507.75</text:p>
          </table:table-cell>
          <table:table-cell office:value-type="float" office:value="457.25">
            <text:p>457.25</text:p>
          </table:table-cell>
          <table:table-cell office:value-type="float" office:value="0.0848497156783103">
            <text:p>0.0848497157</text:p>
          </table:table-cell>
          <table:table-cell office:value-type="float" office:value="0.0463444687842278">
            <text:p>0.0463444688</text:p>
          </table:table-cell>
          <table:table-cell office:value-type="float" office:value="0.0258889140527687">
            <text:p>0.0258889141</text:p>
          </table:table-cell>
          <table:table-cell office:value-type="float" office:value="1.31108497440544">
            <text:p>1.3110849744</text:p>
          </table:table-cell>
          <table:table-cell office:value-type="float" office:value="1.16641534792711">
            <text:p>1.1664153479</text:p>
          </table:table-cell>
          <table:table-cell office:value-type="float" office:value="1.09192486149152">
            <text:p>1.0919248615</text:p>
          </table:table-cell>
          <table:table-cell office:value-type="float" office:value="8.51098599178036">
            <text:p>8.5109859918</text:p>
          </table:table-cell>
          <table:table-cell office:value-type="float" office:value="15.3003734608687">
            <text:p>15.3003734609</text:p>
          </table:table-cell>
          <table:table-cell office:value-type="float" office:value="27.1189966387232">
            <text:p>27.118996638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7044">
            <text:p>7044</text:p>
          </table:table-cell>
          <table:table-cell office:value-type="float" office:value="11922">
            <text:p>11922</text:p>
          </table:table-cell>
          <table:table-cell office:value-type="float" office:value="17515">
            <text:p>17515</text:p>
          </table:table-cell>
          <table:table-cell office:value-type="float" office:value="556">
            <text:p>556</text:p>
          </table:table-cell>
          <table:table-cell office:value-type="float" office:value="807.375">
            <text:p>807.375</text:p>
          </table:table-cell>
          <table:table-cell office:value-type="float" office:value="587.625">
            <text:p>587.625</text:p>
          </table:table-cell>
          <table:table-cell office:value-type="float" office:value="0.0789324247586599">
            <text:p>0.0789324248</text:p>
          </table:table-cell>
          <table:table-cell office:value-type="float" office:value="0.0677214393558128">
            <text:p>0.0677214394</text:p>
          </table:table-cell>
          <table:table-cell office:value-type="float" office:value="0.0335498144447616">
            <text:p>0.0335498144</text:p>
          </table:table-cell>
          <table:table-cell office:value-type="float" office:value="1.28847492890474">
            <text:p>1.2884749289</text:p>
          </table:table-cell>
          <table:table-cell office:value-type="float" office:value="1.24601397670825">
            <text:p>1.2460139767</text:p>
          </table:table-cell>
          <table:table-cell office:value-type="float" office:value="1.11963050705325">
            <text:p>1.1196305071</text:p>
          </table:table-cell>
          <table:table-cell office:value-type="float" office:value="9.12371220483452">
            <text:p>9.1237122048</text:p>
          </table:table-cell>
          <table:table-cell office:value-type="float" office:value="10.5780583478814">
            <text:p>10.5780583479</text:p>
          </table:table-cell>
          <table:table-cell office:value-type="float" office:value="21.0049063832269">
            <text:p>21.004906383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332">
            <text:p>7332</text:p>
          </table:table-cell>
          <table:table-cell office:value-type="float" office:value="11900">
            <text:p>11900</text:p>
          </table:table-cell>
          <table:table-cell office:value-type="float" office:value="17568">
            <text:p>17568</text:p>
          </table:table-cell>
          <table:table-cell office:value-type="float" office:value="482.75">
            <text:p>482.75</text:p>
          </table:table-cell>
          <table:table-cell office:value-type="float" office:value="145.75">
            <text:p>145.75</text:p>
          </table:table-cell>
          <table:table-cell office:value-type="float" office:value="486.25">
            <text:p>486.25</text:p>
          </table:table-cell>
          <table:table-cell office:value-type="float" office:value="0.065841516639389">
            <text:p>0.0658415166</text:p>
          </table:table-cell>
          <table:table-cell office:value-type="float" office:value="0.0122478991596639">
            <text:p>0.0122478992</text:p>
          </table:table-cell>
          <table:table-cell office:value-type="float" office:value="0.027678164845173">
            <text:p>0.0276781648</text:p>
          </table:table-cell>
          <table:table-cell office:value-type="float" office:value="1.23894211465208">
            <text:p>1.2389421147</text:p>
          </table:table-cell>
          <table:table-cell office:value-type="float" office:value="1.04316166868512">
            <text:p>1.0431616687</text:p>
          </table:table-cell>
          <table:table-cell office:value-type="float" office:value="1.09837509534413">
            <text:p>1.0983750953</text:p>
          </table:table-cell>
          <table:table-cell office:value-type="float" office:value="10.8703999771345">
            <text:p>10.8703999771</text:p>
          </table:table-cell>
          <table:table-cell office:value-type="float" office:value="0">
            <text:p>0</text:p>
          </table:table-cell>
          <table:table-cell office:value-type="float" office:value="25.3881012975325">
            <text:p>25.388101297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7939">
            <text:p>7939</text:p>
          </table:table-cell>
          <table:table-cell office:value-type="float" office:value="11776">
            <text:p>11776</text:p>
          </table:table-cell>
          <table:table-cell office:value-type="float" office:value="17407">
            <text:p>17407</text:p>
          </table:table-cell>
          <table:table-cell office:value-type="float" office:value="395.5">
            <text:p>395.5</text:p>
          </table:table-cell>
          <table:table-cell office:value-type="float" office:value="165.75">
            <text:p>165.75</text:p>
          </table:table-cell>
          <table:table-cell office:value-type="float" office:value="310.875">
            <text:p>310.875</text:p>
          </table:table-cell>
          <table:table-cell office:value-type="float" office:value="0.0498173573497922">
            <text:p>0.0498173573</text:p>
          </table:table-cell>
          <table:table-cell office:value-type="float" office:value="0.0140752377717391">
            <text:p>0.0140752378</text:p>
          </table:table-cell>
          <table:table-cell office:value-type="float" office:value="0.0178591945768944">
            <text:p>0.0178591946</text:p>
          </table:table-cell>
          <table:table-cell office:value-type="float" office:value="1.17922501814717">
            <text:p>1.1792250181</text:p>
          </table:table-cell>
          <table:table-cell office:value-type="float" office:value="1.04965163234502">
            <text:p>1.0496516323</text:p>
          </table:table-cell>
          <table:table-cell office:value-type="float" office:value="1.06313232464776">
            <text:p>1.0631323246</text:p>
          </table:table-cell>
          <table:table-cell office:value-type="float" office:value="14.2575340813446">
            <text:p>14.25753408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747">
            <text:p>8747</text:p>
          </table:table-cell>
          <table:table-cell office:value-type="float" office:value="12172">
            <text:p>12172</text:p>
          </table:table-cell>
          <table:table-cell office:value-type="float" office:value="19329">
            <text:p>19329</text:p>
          </table:table-cell>
          <table:table-cell office:value-type="float" office:value="418">
            <text:p>418</text:p>
          </table:table-cell>
          <table:table-cell office:value-type="float" office:value="266">
            <text:p>266</text:p>
          </table:table-cell>
          <table:table-cell office:value-type="float" office:value="287">
            <text:p>287</text:p>
          </table:table-cell>
          <table:table-cell office:value-type="float" office:value="0.047787812964445">
            <text:p>0.047787813</text:p>
          </table:table-cell>
          <table:table-cell office:value-type="float" office:value="0.0218534341110746">
            <text:p>0.0218534341</text:p>
          </table:table-cell>
          <table:table-cell office:value-type="float" office:value="0.0148481556210875">
            <text:p>0.0148481556</text:p>
          </table:table-cell>
          <table:table-cell office:value-type="float" office:value="1.17173334850869">
            <text:p>1.1717333485</text:p>
          </table:table-cell>
          <table:table-cell office:value-type="float" office:value="1.07742306165036">
            <text:p>1.0774230617</text:p>
          </table:table-cell>
          <table:table-cell office:value-type="float" office:value="1.05240066141549">
            <text:p>1.0524006614</text:p>
          </table:table-cell>
          <table:table-cell office:value-type="float" office:value="14.8485624219279">
            <text:p>14.8485624219</text:p>
          </table:table-cell>
          <table:table-cell office:value-type="float" office:value="32.0633229430678">
            <text:p>32.06332294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430">
            <text:p>9430</text:p>
          </table:table-cell>
          <table:table-cell office:value-type="float" office:value="12566">
            <text:p>12566</text:p>
          </table:table-cell>
          <table:table-cell office:value-type="float" office:value="19400">
            <text:p>19400</text:p>
          </table:table-cell>
          <table:table-cell office:value-type="float" office:value="107.75">
            <text:p>107.75</text:p>
          </table:table-cell>
          <table:table-cell office:value-type="float" office:value="361.625">
            <text:p>361.625</text:p>
          </table:table-cell>
          <table:table-cell office:value-type="float" office:value="89">
            <text:p>89</text:p>
          </table:table-cell>
          <table:table-cell office:value-type="float" office:value="0.0114262990455992">
            <text:p>0.011426299</text:p>
          </table:table-cell>
          <table:table-cell office:value-type="float" office:value="0.0287780518860417">
            <text:p>0.0287780519</text:p>
          </table:table-cell>
          <table:table-cell office:value-type="float" office:value="0.00458762886597938">
            <text:p>0.0045876289</text:p>
          </table:table-cell>
          <table:table-cell office:value-type="float" office:value="1.04024794486696">
            <text:p>1.0402479449</text:p>
          </table:table-cell>
          <table:table-cell office:value-type="float" office:value="1.10234640709104">
            <text:p>1.1023464071</text:p>
          </table:table-cell>
          <table:table-cell office:value-type="float" office:value="1.01609795185461">
            <text:p>1.0160979519</text:p>
          </table:table-cell>
          <table:table-cell office:value-type="float" office:value="0">
            <text:p>0</text:p>
          </table:table-cell>
          <table:table-cell office:value-type="float" office:value="24.4309008409717">
            <text:p>24.430900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9123">
            <text:p>9123</text:p>
          </table:table-cell>
          <table:table-cell office:value-type="float" office:value="12416">
            <text:p>12416</text:p>
          </table:table-cell>
          <table:table-cell office:value-type="float" office:value="19705">
            <text:p>19705</text:p>
          </table:table-cell>
          <table:table-cell office:value-type="float" office:value="93.375">
            <text:p>93.375</text:p>
          </table:table-cell>
          <table:table-cell office:value-type="float" office:value="237.5">
            <text:p>237.5</text:p>
          </table:table-cell>
          <table:table-cell office:value-type="float" office:value="206.25">
            <text:p>206.25</text:p>
          </table:table-cell>
          <table:table-cell office:value-type="float" office:value="0.0102351200263071">
            <text:p>0.01023512</text:p>
          </table:table-cell>
          <table:table-cell office:value-type="float" office:value="0.019128543814433">
            <text:p>0.0191285438</text:p>
          </table:table-cell>
          <table:table-cell office:value-type="float" office:value="0.0104668865770109">
            <text:p>0.0104668866</text:p>
          </table:table-cell>
          <table:table-cell office:value-type="float" office:value="1.0360282451487">
            <text:p>1.0360282451</text:p>
          </table:table-cell>
          <table:table-cell office:value-type="float" office:value="1.0676670696799">
            <text:p>1.0676670697</text:p>
          </table:table-cell>
          <table:table-cell office:value-type="float" office:value="1.03684883222019">
            <text:p>1.03684883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66">
            <text:p>266</text:p>
          </table:table-cell>
          <table:table-cell office:value-type="float" office:value="8836">
            <text:p>8836</text:p>
          </table:table-cell>
          <table:table-cell office:value-type="float" office:value="11899">
            <text:p>11899</text:p>
          </table:table-cell>
          <table:table-cell office:value-type="float" office:value="18993">
            <text:p>18993</text:p>
          </table:table-cell>
          <table:table-cell office:value-type="float" office:value="131.5">
            <text:p>131.5</text:p>
          </table:table-cell>
          <table:table-cell office:value-type="float" office:value="252.25">
            <text:p>252.25</text:p>
          </table:table-cell>
          <table:table-cell office:value-type="float" office:value="305.5">
            <text:p>305.5</text:p>
          </table:table-cell>
          <table:table-cell office:value-type="float" office:value="0.0148822996831145">
            <text:p>0.0148822997</text:p>
          </table:table-cell>
          <table:table-cell office:value-type="float" office:value="0.021199260442054">
            <text:p>0.0211992604</text:p>
          </table:table-cell>
          <table:table-cell office:value-type="float" office:value="0.0160848733744011">
            <text:p>0.0160848734</text:p>
          </table:table-cell>
          <table:table-cell office:value-type="float" office:value="1.05252215526486">
            <text:p>1.0525221553</text:p>
          </table:table-cell>
          <table:table-cell office:value-type="float" office:value="1.07507825248804">
            <text:p>1.0750782525</text:p>
          </table:table-cell>
          <table:table-cell office:value-type="float" office:value="1.05680415418729">
            <text:p>1.0568041542</text:p>
          </table:table-cell>
          <table:table-cell office:value-type="float" office:value="0">
            <text:p>0</text:p>
          </table:table-cell>
          <table:table-cell office:value-type="float" office:value="33.0421242255567">
            <text:p>33.0421242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306">
            <text:p>9306</text:p>
          </table:table-cell>
          <table:table-cell office:value-type="float" office:value="13782">
            <text:p>13782</text:p>
          </table:table-cell>
          <table:table-cell office:value-type="float" office:value="19381">
            <text:p>19381</text:p>
          </table:table-cell>
          <table:table-cell office:value-type="float" office:value="146.5">
            <text:p>146.5</text:p>
          </table:table-cell>
          <table:table-cell office:value-type="float" office:value="270.875">
            <text:p>270.875</text:p>
          </table:table-cell>
          <table:table-cell office:value-type="float" office:value="80">
            <text:p>80</text:p>
          </table:table-cell>
          <table:table-cell office:value-type="float" office:value="0.0157425316999785">
            <text:p>0.0157425317</text:p>
          </table:table-cell>
          <table:table-cell office:value-type="float" office:value="0.0196542591786388">
            <text:p>0.0196542592</text:p>
          </table:table-cell>
          <table:table-cell office:value-type="float" office:value="0.00412775398586244">
            <text:p>0.004127754</text:p>
          </table:table-cell>
          <table:table-cell office:value-type="float" office:value="1.0555846024664">
            <text:p>1.0555846025</text:p>
          </table:table-cell>
          <table:table-cell office:value-type="float" office:value="1.0695470353368">
            <text:p>1.0695470353</text:p>
          </table:table-cell>
          <table:table-cell office:value-type="float" office:value="1.01448053412234">
            <text:p>1.01448053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428">
            <text:p>9428</text:p>
          </table:table-cell>
          <table:table-cell office:value-type="float" office:value="13648">
            <text:p>13648</text:p>
          </table:table-cell>
          <table:table-cell office:value-type="float" office:value="19158">
            <text:p>19158</text:p>
          </table:table-cell>
          <table:table-cell office:value-type="float" office:value="109.5">
            <text:p>109.5</text:p>
          </table:table-cell>
          <table:table-cell office:value-type="float" office:value="144">
            <text:p>144</text:p>
          </table:table-cell>
          <table:table-cell office:value-type="float" office:value="222.875">
            <text:p>222.875</text:p>
          </table:table-cell>
          <table:table-cell office:value-type="float" office:value="0.0116143402630462">
            <text:p>0.0116143403</text:p>
          </table:table-cell>
          <table:table-cell office:value-type="float" office:value="0.0105509964830012">
            <text:p>0.0105509965</text:p>
          </table:table-cell>
          <table:table-cell office:value-type="float" office:value="0.0116335212443888">
            <text:p>0.0116335212</text:p>
          </table:table-cell>
          <table:table-cell office:value-type="float" office:value="1.04091458100416">
            <text:p>1.040914581</text:p>
          </table:table-cell>
          <table:table-cell office:value-type="float" office:value="1.037146681803">
            <text:p>1.0371466818</text:p>
          </table:table-cell>
          <table:table-cell office:value-type="float" office:value="1.04098258843579">
            <text:p>1.0409825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8880">
            <text:p>8880</text:p>
          </table:table-cell>
          <table:table-cell office:value-type="float" office:value="13308">
            <text:p>13308</text:p>
          </table:table-cell>
          <table:table-cell office:value-type="float" office:value="18549">
            <text:p>18549</text:p>
          </table:table-cell>
          <table:table-cell office:value-type="float" office:value="66">
            <text:p>66</text:p>
          </table:table-cell>
          <table:table-cell office:value-type="float" office:value="121">
            <text:p>121</text:p>
          </table:table-cell>
          <table:table-cell office:value-type="float" office:value="145.125">
            <text:p>145.125</text:p>
          </table:table-cell>
          <table:table-cell office:value-type="float" office:value="0.00743243243243243">
            <text:p>0.0074324324</text:p>
          </table:table-cell>
          <table:table-cell office:value-type="float" office:value="0.00909227532311392">
            <text:p>0.0090922753</text:p>
          </table:table-cell>
          <table:table-cell office:value-type="float" office:value="0.00782387190684134">
            <text:p>0.0078238719</text:p>
          </table:table-cell>
          <table:table-cell office:value-type="float" office:value="1.02612178597516">
            <text:p>1.026121786</text:p>
          </table:table-cell>
          <table:table-cell office:value-type="float" office:value="1.03198499579318">
            <text:p>1.0319849958</text:p>
          </table:table-cell>
          <table:table-cell office:value-type="float" office:value="1.02750352909831">
            <text:p>1.02750352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2" office:value-type="float" office:value="263">
            <text:p>263</text:p>
          </table:table-cell>
          <table:table-cell office:value-type="float" office:value="9133">
            <text:p>9133</text:p>
          </table:table-cell>
          <table:table-cell office:value-type="float" office:value="13651">
            <text:p>13651</text:p>
          </table:table-cell>
          <table:table-cell office:value-type="float" office:value="19592">
            <text:p>19592</text:p>
          </table:table-cell>
          <table:table-cell office:value-type="float" office:value="157.75">
            <text:p>157.75</text:p>
          </table:table-cell>
          <table:table-cell office:value-type="float" office:value="253.75">
            <text:p>253.75</text:p>
          </table:table-cell>
          <table:table-cell office:value-type="float" office:value="333.625">
            <text:p>333.625</text:p>
          </table:table-cell>
          <table:table-cell office:value-type="float" office:value="0.0172725281944597">
            <text:p>0.0172725282</text:p>
          </table:table-cell>
          <table:table-cell office:value-type="float" office:value="0.0185883818035309">
            <text:p>0.0185883818</text:p>
          </table:table-cell>
          <table:table-cell office:value-type="float" office:value="0.0170286341363822">
            <text:p>0.0170286341</text:p>
          </table:table-cell>
          <table:table-cell office:value-type="float" office:value="1.06103859553186">
            <text:p>1.0610385955</text:p>
          </table:table-cell>
          <table:table-cell office:value-type="float" office:value="1.06573657107098">
            <text:p>1.0657365711</text:p>
          </table:table-cell>
          <table:table-cell office:value-type="float" office:value="1.06016856926322">
            <text:p>1.06016856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10271">
            <text:p>10271</text:p>
          </table:table-cell>
          <table:table-cell office:value-type="float" office:value="13921">
            <text:p>13921</text:p>
          </table:table-cell>
          <table:table-cell office:value-type="float" office:value="20762">
            <text:p>20762</text:p>
          </table:table-cell>
          <table:table-cell office:value-type="float" office:value="103.875">
            <text:p>103.875</text:p>
          </table:table-cell>
          <table:table-cell office:value-type="float" office:value="116">
            <text:p>116</text:p>
          </table:table-cell>
          <table:table-cell office:value-type="float" office:value="297">
            <text:p>297</text:p>
          </table:table-cell>
          <table:table-cell office:value-type="float" office:value="0.0101134261512998">
            <text:p>0.0101134262</text:p>
          </table:table-cell>
          <table:table-cell office:value-type="float" office:value="0.00833273471733353">
            <text:p>0.0083327347</text:p>
          </table:table-cell>
          <table:table-cell office:value-type="float" office:value="0.0143049802523842">
            <text:p>0.0143049803</text:p>
          </table:table-cell>
          <table:table-cell office:value-type="float" office:value="1.03559746305104">
            <text:p>1.0355974631</text:p>
          </table:table-cell>
          <table:table-cell office:value-type="float" office:value="1.02930066306769">
            <text:p>1.0293006631</text:p>
          </table:table-cell>
          <table:table-cell office:value-type="float" office:value="1.05046851050499">
            <text:p>1.05046851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0290">
            <text:p>10290</text:p>
          </table:table-cell>
          <table:table-cell office:value-type="float" office:value="13736">
            <text:p>13736</text:p>
          </table:table-cell>
          <table:table-cell office:value-type="float" office:value="20325">
            <text:p>20325</text:p>
          </table:table-cell>
          <table:table-cell office:value-type="float" office:value="-2.125">
            <text:p>-2.125</text:p>
          </table:table-cell>
          <table:table-cell office:value-type="float" office:value="100.875">
            <text:p>100.875</text:p>
          </table:table-cell>
          <table:table-cell office:value-type="float" office:value="495.625">
            <text:p>495.625</text:p>
          </table:table-cell>
          <table:table-cell office:value-type="float" office:value="-0.000206511175898931">
            <text:p>-0.0002065112</text:p>
          </table:table-cell>
          <table:table-cell office:value-type="float" office:value="0.00734384100174723">
            <text:p>0.007343841</text:p>
          </table:table-cell>
          <table:table-cell office:value-type="float" office:value="0.0243849938499385">
            <text:p>0.0243849938</text:p>
          </table:table-cell>
          <table:table-cell office:value-type="float" office:value="0.999277294472211">
            <text:p>0.9992772945</text:p>
          </table:table-cell>
          <table:table-cell office:value-type="float" office:value="1.02580915022741">
            <text:p>1.0258091502</text:p>
          </table:table-cell>
          <table:table-cell office:value-type="float" office:value="1.08651294920791">
            <text:p>1.0865129492</text:p>
          </table:table-cell>
          <table:table-cell table:number-columns-repeated="2" office:value-type="float" office:value="0">
            <text:p>0</text:p>
          </table:table-cell>
          <table:table-cell office:value-type="float" office:value="28.7703349489387">
            <text:p>28.770334948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0050">
            <text:p>10050</text:p>
          </table:table-cell>
          <table:table-cell office:value-type="float" office:value="13430">
            <text:p>13430</text:p>
          </table:table-cell>
          <table:table-cell office:value-type="float" office:value="21055">
            <text:p>21055</text:p>
          </table:table-cell>
          <table:table-cell office:value-type="float" office:value="100.75">
            <text:p>100.75</text:p>
          </table:table-cell>
          <table:table-cell office:value-type="float" office:value="115.5">
            <text:p>115.5</text:p>
          </table:table-cell>
          <table:table-cell office:value-type="float" office:value="846.875">
            <text:p>846.875</text:p>
          </table:table-cell>
          <table:table-cell office:value-type="float" office:value="0.0100248756218905">
            <text:p>0.0100248756</text:p>
          </table:table-cell>
          <table:table-cell office:value-type="float" office:value="0.00860014892032763">
            <text:p>0.0086001489</text:p>
          </table:table-cell>
          <table:table-cell office:value-type="float" office:value="0.0402220375207789">
            <text:p>0.0402220375</text:p>
          </table:table-cell>
          <table:table-cell office:value-type="float" office:value="1.03528404101384">
            <text:p>1.035284041</text:p>
          </table:table-cell>
          <table:table-cell office:value-type="float" office:value="1.03024548784159">
            <text:p>1.0302454878</text:p>
          </table:table-cell>
          <table:table-cell office:value-type="float" office:value="1.14394804343528">
            <text:p>1.1439480434</text:p>
          </table:table-cell>
          <table:table-cell table:number-columns-repeated="2" office:value-type="float" office:value="0">
            <text:p>0</text:p>
          </table:table-cell>
          <table:table-cell office:value-type="float" office:value="17.577315928899">
            <text:p>17.577315928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966">
            <text:p>13966</text:p>
          </table:table-cell>
          <table:table-cell office:value-type="float" office:value="21662">
            <text:p>21662</text:p>
          </table:table-cell>
          <table:table-cell office:value-type="float" office:value="155.875">
            <text:p>155.875</text:p>
          </table:table-cell>
          <table:table-cell office:value-type="float" office:value="220.5">
            <text:p>220.5</text:p>
          </table:table-cell>
          <table:table-cell office:value-type="float" office:value="853.625">
            <text:p>853.625</text:p>
          </table:table-cell>
          <table:table-cell office:value-type="float" office:value="0.0151423159121819">
            <text:p>0.0151423159</text:p>
          </table:table-cell>
          <table:table-cell office:value-type="float" office:value="0.0157883431190033">
            <text:p>0.0157883431</text:p>
          </table:table-cell>
          <table:table-cell office:value-type="float" office:value="0.0394065644908134">
            <text:p>0.0394065645</text:p>
          </table:table-cell>
          <table:table-cell office:value-type="float" office:value="1.05344751356576">
            <text:p>1.0534475136</text:p>
          </table:table-cell>
          <table:table-cell office:value-type="float" office:value="1.05574777360226">
            <text:p>1.0557477736</text:p>
          </table:table-cell>
          <table:table-cell office:value-type="float" office:value="1.14096661527479">
            <text:p>1.1409666153</text:p>
          </table:table-cell>
          <table:table-cell table:number-columns-repeated="2" office:value-type="float" office:value="0">
            <text:p>0</text:p>
          </table:table-cell>
          <table:table-cell office:value-type="float" office:value="17.9339785374926">
            <text:p>17.933978537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10266">
            <text:p>10266</text:p>
          </table:table-cell>
          <table:table-cell office:value-type="float" office:value="14308">
            <text:p>14308</text:p>
          </table:table-cell>
          <table:table-cell office:value-type="float" office:value="21654">
            <text:p>21654</text:p>
          </table:table-cell>
          <table:table-cell office:value-type="float" office:value="117.125">
            <text:p>117.125</text:p>
          </table:table-cell>
          <table:table-cell office:value-type="float" office:value="149">
            <text:p>149</text:p>
          </table:table-cell>
          <table:table-cell office:value-type="float" office:value="1008.5">
            <text:p>1008.5</text:p>
          </table:table-cell>
          <table:table-cell office:value-type="float" office:value="0.0114090200662381">
            <text:p>0.0114090201</text:p>
          </table:table-cell>
          <table:table-cell office:value-type="float" office:value="0.0104137545429131">
            <text:p>0.0104137545</text:p>
          </table:table-cell>
          <table:table-cell office:value-type="float" office:value="0.0465733813614113">
            <text:p>0.0465733814</text:p>
          </table:table-cell>
          <table:table-cell office:value-type="float" office:value="1.04018669508002">
            <text:p>1.0401866951</text:p>
          </table:table-cell>
          <table:table-cell office:value-type="float" office:value="1.03666069561621">
            <text:p>1.0366606956</text:p>
          </table:table-cell>
          <table:table-cell office:value-type="float" office:value="1.16725823127375">
            <text:p>1.1672582313</text:p>
          </table:table-cell>
          <table:table-cell table:number-columns-repeated="2" office:value-type="float" office:value="0">
            <text:p>0</text:p>
          </table:table-cell>
          <table:table-cell office:value-type="float" office:value="15.2268486237794">
            <text:p>15.226848623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0133">
            <text:p>10133</text:p>
          </table:table-cell>
          <table:table-cell office:value-type="float" office:value="14202">
            <text:p>14202</text:p>
          </table:table-cell>
          <table:table-cell office:value-type="float" office:value="22536">
            <text:p>22536</text:p>
          </table:table-cell>
          <table:table-cell office:value-type="float" office:value="-1.875">
            <text:p>-1.875</text:p>
          </table:table-cell>
          <table:table-cell office:value-type="float" office:value="275.875">
            <text:p>275.875</text:p>
          </table:table-cell>
          <table:table-cell office:value-type="float" office:value="1149.125">
            <text:p>1149.125</text:p>
          </table:table-cell>
          <table:table-cell office:value-type="float" office:value="-0.000185038981545446">
            <text:p>-0.000185039</text:p>
          </table:table-cell>
          <table:table-cell office:value-type="float" office:value="0.0194250809745106">
            <text:p>0.019425081</text:p>
          </table:table-cell>
          <table:table-cell office:value-type="float" office:value="0.0509906372026979">
            <text:p>0.0509906372</text:p>
          </table:table-cell>
          <table:table-cell office:value-type="float" office:value="0.999352430673863">
            <text:p>0.9993524307</text:p>
          </table:table-cell>
          <table:table-cell office:value-type="float" office:value="1.06872735760169">
            <text:p>1.0687273576</text:p>
          </table:table-cell>
          <table:table-cell office:value-type="float" office:value="1.18356331857082">
            <text:p>1.1835633186</text:p>
          </table:table-cell>
          <table:table-cell table:number-columns-repeated="2" office:value-type="float" office:value="0">
            <text:p>0</text:p>
          </table:table-cell>
          <table:table-cell office:value-type="float" office:value="13.9373177689093">
            <text:p>13.937317768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97">
            <text:p>297</text:p>
          </table:table-cell>
          <table:table-cell office:value-type="float" office:value="9866">
            <text:p>9866</text:p>
          </table:table-cell>
          <table:table-cell office:value-type="float" office:value="14974">
            <text:p>14974</text:p>
          </table:table-cell>
          <table:table-cell office:value-type="float" office:value="25045">
            <text:p>25045</text:p>
          </table:table-cell>
          <table:table-cell office:value-type="float" office:value="130.875">
            <text:p>130.875</text:p>
          </table:table-cell>
          <table:table-cell office:value-type="float" office:value="783.5">
            <text:p>783.5</text:p>
          </table:table-cell>
          <table:table-cell office:value-type="float" office:value="1310.25">
            <text:p>1310.25</text:p>
          </table:table-cell>
          <table:table-cell office:value-type="float" office:value="0.0132652544090817">
            <text:p>0.0132652544</text:p>
          </table:table-cell>
          <table:table-cell office:value-type="float" office:value="0.0523240283157473">
            <text:p>0.0523240283</text:p>
          </table:table-cell>
          <table:table-cell office:value-type="float" office:value="0.0523158315032941">
            <text:p>0.0523158315</text:p>
          </table:table-cell>
          <table:table-cell office:value-type="float" office:value="1.04677328570188">
            <text:p>1.0467732857</text:p>
          </table:table-cell>
          <table:table-cell office:value-type="float" office:value="1.18850019482592">
            <text:p>1.1885001948</text:p>
          </table:table-cell>
          <table:table-cell office:value-type="float" office:value="1.18846982486426">
            <text:p>1.1884698249</text:p>
          </table:table-cell>
          <table:table-cell office:value-type="float" office:value="0">
            <text:p>0</text:p>
          </table:table-cell>
          <table:table-cell office:value-type="float" office:value="13.5908337555371">
            <text:p>13.5908337555</text:p>
          </table:table-cell>
          <table:table-cell office:value-type="float" office:value="13.5929097695275">
            <text:p>13.592909769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534">
            <text:p>15534</text:p>
          </table:table-cell>
          <table:table-cell office:value-type="float" office:value="26421">
            <text:p>26421</text:p>
          </table:table-cell>
          <table:table-cell office:value-type="float" office:value="150.625">
            <text:p>150.625</text:p>
          </table:table-cell>
          <table:table-cell office:value-type="float" office:value="761.5">
            <text:p>761.5</text:p>
          </table:table-cell>
          <table:table-cell office:value-type="float" office:value="1333.125">
            <text:p>1333.125</text:p>
          </table:table-cell>
          <table:table-cell office:value-type="float" office:value="0.0145110789980732">
            <text:p>0.014511079</text:p>
          </table:table-cell>
          <table:table-cell office:value-type="float" office:value="0.0490215012231235">
            <text:p>0.0490215012</text:p>
          </table:table-cell>
          <table:table-cell office:value-type="float" office:value="0.0504570228227546">
            <text:p>0.0504570228</text:p>
          </table:table-cell>
          <table:table-cell office:value-type="float" office:value="1.05120149646409">
            <text:p>1.0512014965</text:p>
          </table:table-cell>
          <table:table-cell office:value-type="float" office:value="1.17628534514198">
            <text:p>1.1762853451</text:p>
          </table:table-cell>
          <table:table-cell office:value-type="float" office:value="1.18158956573783">
            <text:p>1.1815895657</text:p>
          </table:table-cell>
          <table:table-cell office:value-type="float" office:value="0">
            <text:p>0</text:p>
          </table:table-cell>
          <table:table-cell office:value-type="float" office:value="14.4834656592432">
            <text:p>14.4834656592</text:p>
          </table:table-cell>
          <table:table-cell office:value-type="float" office:value="14.0811080470338">
            <text:p>14.08110804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6358">
            <text:p>16358</text:p>
          </table:table-cell>
          <table:table-cell office:value-type="float" office:value="28431">
            <text:p>28431</text:p>
          </table:table-cell>
          <table:table-cell office:value-type="float" office:value="117">
            <text:p>117</text:p>
          </table:table-cell>
          <table:table-cell office:value-type="float" office:value="964.625">
            <text:p>964.625</text:p>
          </table:table-cell>
          <table:table-cell office:value-type="float" office:value="1523.375">
            <text:p>1523.375</text:p>
          </table:table-cell>
          <table:table-cell office:value-type="float" office:value="0.0108003323179175">
            <text:p>0.0108003323</text:p>
          </table:table-cell>
          <table:table-cell office:value-type="float" office:value="0.0589696173126299">
            <text:p>0.0589696173</text:p>
          </table:table-cell>
          <table:table-cell office:value-type="float" office:value="0.053581477964194">
            <text:p>0.053581478</text:p>
          </table:table-cell>
          <table:table-cell office:value-type="float" office:value="1.03802979158194">
            <text:p>1.0380297916</text:p>
          </table:table-cell>
          <table:table-cell office:value-type="float" office:value="1.21320939549556">
            <text:p>1.2132093955</text:p>
          </table:table-cell>
          <table:table-cell office:value-type="float" office:value="1.1931622834451">
            <text:p>1.1931622834</text:p>
          </table:table-cell>
          <table:table-cell office:value-type="float" office:value="0">
            <text:p>0</text:p>
          </table:table-cell>
          <table:table-cell office:value-type="float" office:value="12.0975745095766">
            <text:p>12.0975745096</text:p>
          </table:table-cell>
          <table:table-cell office:value-type="float" office:value="13.2798794722319">
            <text:p>13.279879472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7294">
            <text:p>17294</text:p>
          </table:table-cell>
          <table:table-cell office:value-type="float" office:value="30133">
            <text:p>30133</text:p>
          </table:table-cell>
          <table:table-cell office:value-type="float" office:value="198.375">
            <text:p>198.375</text:p>
          </table:table-cell>
          <table:table-cell office:value-type="float" office:value="967.5">
            <text:p>967.5</text:p>
          </table:table-cell>
          <table:table-cell office:value-type="float" office:value="1717.625">
            <text:p>1717.625</text:p>
          </table:table-cell>
          <table:table-cell office:value-type="float" office:value="0.018956043956044">
            <text:p>0.018956044</text:p>
          </table:table-cell>
          <table:table-cell office:value-type="float" office:value="0.0559442581242049">
            <text:p>0.0559442581</text:p>
          </table:table-cell>
          <table:table-cell office:value-type="float" office:value="0.0570014601931437">
            <text:p>0.0570014602</text:p>
          </table:table-cell>
          <table:table-cell office:value-type="float" office:value="1.06705044378698">
            <text:p>1.0670504438</text:p>
          </table:table-cell>
          <table:table-cell office:value-type="float" office:value="1.20193923306817">
            <text:p>1.2019392331</text:p>
          </table:table-cell>
          <table:table-cell office:value-type="float" office:value="1.20587347694574">
            <text:p>1.2058734769</text:p>
          </table:table-cell>
          <table:table-cell office:value-type="float" office:value="0">
            <text:p>0</text:p>
          </table:table-cell>
          <table:table-cell office:value-type="float" office:value="12.7333905092276">
            <text:p>12.7333905092</text:p>
          </table:table-cell>
          <table:table-cell office:value-type="float" office:value="12.503536980073">
            <text:p>12.503536980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317">
            <text:p>11317</text:p>
          </table:table-cell>
          <table:table-cell office:value-type="float" office:value="18114">
            <text:p>18114</text:p>
          </table:table-cell>
          <table:table-cell office:value-type="float" office:value="31601">
            <text:p>31601</text:p>
          </table:table-cell>
          <table:table-cell office:value-type="float" office:value="410.5">
            <text:p>410.5</text:p>
          </table:table-cell>
          <table:table-cell office:value-type="float" office:value="860">
            <text:p>860</text:p>
          </table:table-cell>
          <table:table-cell office:value-type="float" office:value="1422">
            <text:p>1422</text:p>
          </table:table-cell>
          <table:table-cell office:value-type="float" office:value="0.0362728638331713">
            <text:p>0.0362728638</text:p>
          </table:table-cell>
          <table:table-cell office:value-type="float" office:value="0.0474770895439991">
            <text:p>0.0474770895</text:p>
          </table:table-cell>
          <table:table-cell office:value-type="float" office:value="0.0449985759944306">
            <text:p>0.044998576</text:p>
          </table:table-cell>
          <table:table-cell office:value-type="float" office:value="1.12953383589139">
            <text:p>1.1295338359</text:p>
          </table:table-cell>
          <table:table-cell office:value-type="float" office:value="1.17058779850587">
            <text:p>1.1705877985</text:p>
          </table:table-cell>
          <table:table-cell office:value-type="float" office:value="1.1614637647899">
            <text:p>1.1614637648</text:p>
          </table:table-cell>
          <table:table-cell office:value-type="float" office:value="19.4537643603001">
            <text:p>19.4537643603</text:p>
          </table:table-cell>
          <table:table-cell office:value-type="float" office:value="14.9435083993257">
            <text:p>14.9435083993</text:p>
          </table:table-cell>
          <table:table-cell office:value-type="float" office:value="15.7477893604644">
            <text:p>15.747789360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1499">
            <text:p>11499</text:p>
          </table:table-cell>
          <table:table-cell office:value-type="float" office:value="18955">
            <text:p>18955</text:p>
          </table:table-cell>
          <table:table-cell office:value-type="float" office:value="32327">
            <text:p>32327</text:p>
          </table:table-cell>
          <table:table-cell office:value-type="float" office:value="424.875">
            <text:p>424.875</text:p>
          </table:table-cell>
          <table:table-cell office:value-type="float" office:value="560.375">
            <text:p>560.375</text:p>
          </table:table-cell>
          <table:table-cell office:value-type="float" office:value="996.5">
            <text:p>996.5</text:p>
          </table:table-cell>
          <table:table-cell office:value-type="float" office:value="0.036948865118706">
            <text:p>0.0369488651</text:p>
          </table:table-cell>
          <table:table-cell office:value-type="float" office:value="0.0295634397256661">
            <text:p>0.0295634397</text:p>
          </table:table-cell>
          <table:table-cell office:value-type="float" office:value="0.0308256256380116">
            <text:p>0.0308256256</text:p>
          </table:table-cell>
          <table:table-cell office:value-type="float" office:value="1.13199685643725">
            <text:p>1.1319968564</text:p>
          </table:table-cell>
          <table:table-cell office:value-type="float" office:value="1.10518507309792">
            <text:p>1.1051850731</text:p>
          </table:table-cell>
          <table:table-cell office:value-type="float" office:value="1.10975211935715">
            <text:p>1.1097521194</text:p>
          </table:table-cell>
          <table:table-cell office:value-type="float" office:value="19.1041117135883">
            <text:p>19.1041117136</text:p>
          </table:table-cell>
          <table:table-cell office:value-type="float" office:value="23.7909845080486">
            <text:p>23.790984508</text:p>
          </table:table-cell>
          <table:table-cell office:value-type="float" office:value="22.8308901029111">
            <text:p>22.83089010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826">
            <text:p>19826</text:p>
          </table:table-cell>
          <table:table-cell office:value-type="float" office:value="33841">
            <text:p>33841</text:p>
          </table:table-cell>
          <table:table-cell office:value-type="float" office:value="494.625">
            <text:p>494.625</text:p>
          </table:table-cell>
          <table:table-cell office:value-type="float" office:value="1082.5">
            <text:p>1082.5</text:p>
          </table:table-cell>
          <table:table-cell office:value-type="float" office:value="166.375">
            <text:p>166.375</text:p>
          </table:table-cell>
          <table:table-cell office:value-type="float" office:value="0.0440057829181495">
            <text:p>0.0440057829</text:p>
          </table:table-cell>
          <table:table-cell office:value-type="float" office:value="0.0546000201755271">
            <text:p>0.0546000202</text:p>
          </table:table-cell>
          <table:table-cell office:value-type="float" office:value="0.00491637362962087">
            <text:p>0.0049163736</text:p>
          </table:table-cell>
          <table:table-cell office:value-type="float" office:value="1.15781579771679">
            <text:p>1.1578157977</text:p>
          </table:table-cell>
          <table:table-cell office:value-type="float" office:value="1.19694314853255">
            <text:p>1.1969431485</text:p>
          </table:table-cell>
          <table:table-cell office:value-type="float" office:value="1.01725468233382">
            <text:p>1.0172546823</text:p>
          </table:table-cell>
          <table:table-cell office:value-type="float" office:value="16.0953609569061">
            <text:p>16.0953609569</text:p>
          </table:table-cell>
          <table:table-cell office:value-type="float" office:value="13.0385016183364">
            <text:p>13.0385016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634">
            <text:p>20634</text:p>
          </table:table-cell>
          <table:table-cell office:value-type="float" office:value="36137">
            <text:p>36137</text:p>
          </table:table-cell>
          <table:table-cell office:value-type="float" office:value="660">
            <text:p>660</text:p>
          </table:table-cell>
          <table:table-cell office:value-type="float" office:value="1160.5">
            <text:p>1160.5</text:p>
          </table:table-cell>
          <table:table-cell office:value-type="float" office:value="-677.875">
            <text:p>-677.875</text:p>
          </table:table-cell>
          <table:table-cell office:value-type="float" office:value="0.0563139931740614">
            <text:p>0.0563139932</text:p>
          </table:table-cell>
          <table:table-cell office:value-type="float" office:value="0.0562421246486382">
            <text:p>0.0562421246</text:p>
          </table:table-cell>
          <table:table-cell office:value-type="float" office:value="-0.0187584746935274">
            <text:p>-0.0187584747</text:p>
          </table:table-cell>
          <table:table-cell office:value-type="float" office:value="1.20331465713054">
            <text:p>1.2033146571</text:p>
          </table:table-cell>
          <table:table-cell office:value-type="float" office:value="1.20304726237682">
            <text:p>1.2030472624</text:p>
          </table:table-cell>
          <table:table-cell office:value-type="float" office:value="0.935035024103396">
            <text:p>0.9350350241</text:p>
          </table:table-cell>
          <table:table-cell office:value-type="float" office:value="12.6520227849191">
            <text:p>12.6520227849</text:p>
          </table:table-cell>
          <table:table-cell office:value-type="float" office:value="12.6677551726517">
            <text:p>12.6677551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898">
            <text:p>21898</text:p>
          </table:table-cell>
          <table:table-cell office:value-type="float" office:value="36333">
            <text:p>36333</text:p>
          </table:table-cell>
          <table:table-cell office:value-type="float" office:value="614.625">
            <text:p>614.625</text:p>
          </table:table-cell>
          <table:table-cell office:value-type="float" office:value="981.375">
            <text:p>981.375</text:p>
          </table:table-cell>
          <table:table-cell office:value-type="float" office:value="-911.375">
            <text:p>-911.375</text:p>
          </table:table-cell>
          <table:table-cell office:value-type="float" office:value="0.0467395437262357">
            <text:p>0.0467395437</text:p>
          </table:table-cell>
          <table:table-cell office:value-type="float" office:value="0.0448157365969495">
            <text:p>0.0448157366</text:p>
          </table:table-cell>
          <table:table-cell office:value-type="float" office:value="-0.0250839457242727">
            <text:p>-0.0250839457</text:p>
          </table:table-cell>
          <table:table-cell office:value-type="float" office:value="1.16787018953939">
            <text:p>1.1678701895</text:p>
          </table:table-cell>
          <table:table-cell office:value-type="float" office:value="1.16079164057291">
            <text:p>1.1607916406</text:p>
          </table:table-cell>
          <table:table-cell office:value-type="float" office:value="0.913439430457918">
            <text:p>0.9134394305</text:p>
          </table:table-cell>
          <table:table-cell office:value-type="float" office:value="15.1739296830442">
            <text:p>15.173929683</text:p>
          </table:table-cell>
          <table:table-cell office:value-type="float" office:value="15.8106437725947">
            <text:p>15.8106437726</text:p>
          </table:table-cell>
          <table:table-cell office:value-type="float" office:value="-27.2850590367941">
            <text:p>-27.285059036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644">
            <text:p>644</text:p>
          </table:table-cell>
          <table:table-cell office:value-type="float" office:value="13779">
            <text:p>13779</text:p>
          </table:table-cell>
          <table:table-cell office:value-type="float" office:value="22739">
            <text:p>22739</text:p>
          </table:table-cell>
          <table:table-cell office:value-type="float" office:value="34565">
            <text:p>34565</text:p>
          </table:table-cell>
          <table:table-cell office:value-type="float" office:value="677.625">
            <text:p>677.625</text:p>
          </table:table-cell>
          <table:table-cell office:value-type="float" office:value="728">
            <text:p>728</text:p>
          </table:table-cell>
          <table:table-cell office:value-type="float" office:value="-881">
            <text:p>-881</text:p>
          </table:table-cell>
          <table:table-cell office:value-type="float" office:value="0.0491780971042891">
            <text:p>0.0491780971</text:p>
          </table:table-cell>
          <table:table-cell office:value-type="float" office:value="0.0320154800123136">
            <text:p>0.03201548</text:p>
          </table:table-cell>
          <table:table-cell office:value-type="float" office:value="-0.0254882106176768">
            <text:p>-0.0254882106</text:p>
          </table:table-cell>
          <table:table-cell office:value-type="float" office:value="1.17686357092522">
            <text:p>1.1768635709</text:p>
          </table:table-cell>
          <table:table-cell office:value-type="float" office:value="1.11406316232552">
            <text:p>1.1140631623</text:p>
          </table:table-cell>
          <table:table-cell office:value-type="float" office:value="0.912064574643894">
            <text:p>0.9120645746</text:p>
          </table:table-cell>
          <table:table-cell office:value-type="float" office:value="14.4384326864584">
            <text:p>14.4384326865</text:p>
          </table:table-cell>
          <table:table-cell office:value-type="float" office:value="21.9951293343952">
            <text:p>21.9951293344</text:p>
          </table:table-cell>
          <table:table-cell office:value-type="float" office:value="-26.8467504008955">
            <text:p>-26.846750400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1532">
            <text:p>21532</text:p>
          </table:table-cell>
          <table:table-cell office:value-type="float" office:value="33127">
            <text:p>33127</text:p>
          </table:table-cell>
          <table:table-cell office:value-type="float" office:value="787">
            <text:p>787</text:p>
          </table:table-cell>
          <table:table-cell office:value-type="float" office:value="-800.75">
            <text:p>-800.75</text:p>
          </table:table-cell>
          <table:table-cell office:value-type="float" office:value="184.5">
            <text:p>184.5</text:p>
          </table:table-cell>
          <table:table-cell office:value-type="float" office:value="0.053211629479378">
            <text:p>0.0532116295</text:p>
          </table:table-cell>
          <table:table-cell office:value-type="float" office:value="-0.0371888352219952">
            <text:p>-0.0371888352</text:p>
          </table:table-cell>
          <table:table-cell office:value-type="float" office:value="0.00556947505056299">
            <text:p>0.0055694751</text:p>
          </table:table-cell>
          <table:table-cell office:value-type="float" office:value="1.19179039910105">
            <text:p>1.1917903991</text:p>
          </table:table-cell>
          <table:table-cell office:value-type="float" office:value="0.872549775274748">
            <text:p>0.8725497753</text:p>
          </table:table-cell>
          <table:table-cell office:value-type="float" office:value="1.01955396001955">
            <text:p>1.01955396</text:p>
          </table:table-cell>
          <table:table-cell office:value-type="float" office:value="13.3698139029104">
            <text:p>13.3698139029</text:p>
          </table:table-cell>
          <table:table-cell office:value-type="float" office:value="-18.2898200826238">
            <text:p>-18.2898200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3835">
            <text:p>13835</text:p>
          </table:table-cell>
          <table:table-cell office:value-type="float" office:value="20746">
            <text:p>20746</text:p>
          </table:table-cell>
          <table:table-cell office:value-type="float" office:value="34800">
            <text:p>34800</text:p>
          </table:table-cell>
          <table:table-cell office:value-type="float" office:value="-1140.125">
            <text:p>-1140.125</text:p>
          </table:table-cell>
          <table:table-cell office:value-type="float" office:value="1149.5">
            <text:p>1149.5</text:p>
          </table:table-cell>
          <table:table-cell office:value-type="float" office:value="-656.625">
            <text:p>-656.625</text:p>
          </table:table-cell>
          <table:table-cell office:value-type="float" office:value="-0.0824087459342248">
            <text:p>-0.0824087459</text:p>
          </table:table-cell>
          <table:table-cell office:value-type="float" office:value="0.0554082714740191">
            <text:p>0.0554082715</text:p>
          </table:table-cell>
          <table:table-cell office:value-type="float" office:value="-0.0188685344827586">
            <text:p>-0.0188685345</text:p>
          </table:table-cell>
          <table:table-cell office:value-type="float" office:value="0.724880143986858">
            <text:p>0.724880144</text:p>
          </table:table-cell>
          <table:table-cell office:value-type="float" office:value="1.19994630019263">
            <text:p>1.1999463002</text:p>
          </table:table-cell>
          <table:table-cell office:value-type="float" office:value="0.934657931633658">
            <text:p>0.9346579316</text:p>
          </table:table-cell>
          <table:table-cell office:value-type="float" office:value="-8.05954687375545">
            <text:p>-8.0595468738</text:p>
          </table:table-cell>
          <table:table-cell office:value-type="float" office:value="12.8532729432984">
            <text:p>12.8532729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12243">
            <text:p>12243</text:p>
          </table:table-cell>
          <table:table-cell office:value-type="float" office:value="20900">
            <text:p>20900</text:p>
          </table:table-cell>
          <table:table-cell office:value-type="float" office:value="35292">
            <text:p>35292</text:p>
          </table:table-cell>
          <table:table-cell office:value-type="float" office:value="-1121.25">
            <text:p>-1121.25</text:p>
          </table:table-cell>
          <table:table-cell office:value-type="float" office:value="-685.25">
            <text:p>-685.25</text:p>
          </table:table-cell>
          <table:table-cell office:value-type="float" office:value="-957.5">
            <text:p>-957.5</text:p>
          </table:table-cell>
          <table:table-cell office:value-type="float" office:value="-0.0915829453565303">
            <text:p>-0.0915829454</text:p>
          </table:table-cell>
          <table:table-cell office:value-type="float" office:value="-0.0327870813397129">
            <text:p>-0.0327870813</text:p>
          </table:table-cell>
          <table:table-cell office:value-type="float" office:value="-0.0271307945143375">
            <text:p>-0.0271307945</text:p>
          </table:table-cell>
          <table:table-cell office:value-type="float" office:value="0.695899065577291">
            <text:p>0.6958990656</text:p>
          </table:table-cell>
          <table:table-cell office:value-type="float" office:value="0.887352201008448">
            <text:p>0.887352201</text:p>
          </table:table-cell>
          <table:table-cell office:value-type="float" office:value="0.906484936021338">
            <text:p>0.906484936</text:p>
          </table:table-cell>
          <table:table-cell office:value-type="float" office:value="-7.21639720988575">
            <text:p>-7.2163972099</text:p>
          </table:table-cell>
          <table:table-cell office:value-type="float" office:value="-20.7923634130442">
            <text:p>-20.792363413</text:p>
          </table:table-cell>
          <table:table-cell office:value-type="float" office:value="-25.2001930431329">
            <text:p>-25.200193043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0920">
            <text:p>10920</text:p>
          </table:table-cell>
          <table:table-cell office:value-type="float" office:value="21740">
            <text:p>21740</text:p>
          </table:table-cell>
          <table:table-cell office:value-type="float" office:value="33651">
            <text:p>33651</text:p>
          </table:table-cell>
          <table:table-cell office:value-type="float" office:value="-835.875">
            <text:p>-835.875</text:p>
          </table:table-cell>
          <table:table-cell office:value-type="float" office:value="638.25">
            <text:p>638.25</text:p>
          </table:table-cell>
          <table:table-cell office:value-type="float" office:value="-1179.375">
            <text:p>-1179.375</text:p>
          </table:table-cell>
          <table:table-cell office:value-type="float" office:value="-0.0765453296703297">
            <text:p>-0.0765453297</text:p>
          </table:table-cell>
          <table:table-cell office:value-type="float" office:value="0.0293583256669733">
            <text:p>0.0293583257</text:p>
          </table:table-cell>
          <table:table-cell office:value-type="float" office:value="-0.0350472497102612">
            <text:p>-0.0350472497</text:p>
          </table:table-cell>
          <table:table-cell office:value-type="float" office:value="0.743575353642751">
            <text:p>0.7435753536</text:p>
          </table:table-cell>
          <table:table-cell office:value-type="float" office:value="1.1044434859549">
            <text:p>1.104443486</text:p>
          </table:table-cell>
          <table:table-cell office:value-type="float" office:value="0.879742113050102">
            <text:p>0.8797421131</text:p>
          </table:table-cell>
          <table:table-cell office:value-type="float" office:value="-8.7042088204611">
            <text:p>-8.7042088205</text:p>
          </table:table-cell>
          <table:table-cell office:value-type="float" office:value="23.954803840832">
            <text:p>23.9548038408</text:p>
          </table:table-cell>
          <table:table-cell office:value-type="float" office:value="-19.4288714085449">
            <text:p>-19.428871408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9828">
            <text:p>9828</text:p>
          </table:table-cell>
          <table:table-cell office:value-type="float" office:value="20127">
            <text:p>20127</text:p>
          </table:table-cell>
          <table:table-cell office:value-type="float" office:value="32043">
            <text:p>32043</text:p>
          </table:table-cell>
          <table:table-cell office:value-type="float" office:value="-548.25">
            <text:p>-548.25</text:p>
          </table:table-cell>
          <table:table-cell office:value-type="float" office:value="-868.25">
            <text:p>-868.25</text:p>
          </table:table-cell>
          <table:table-cell office:value-type="float" office:value="182.875">
            <text:p>182.875</text:p>
          </table:table-cell>
          <table:table-cell office:value-type="float" office:value="-0.0557844932844933">
            <text:p>-0.0557844933</text:p>
          </table:table-cell>
          <table:table-cell office:value-type="float" office:value="-0.043138570079992">
            <text:p>-0.0431385701</text:p>
          </table:table-cell>
          <table:table-cell office:value-type="float" office:value="0.00570717473395125">
            <text:p>0.0057071747</text:p>
          </table:table-cell>
          <table:table-cell office:value-type="float" office:value="0.810853616498649">
            <text:p>0.8108536165</text:p>
          </table:table-cell>
          <table:table-cell office:value-type="float" office:value="0.852662439727979">
            <text:p>0.8526624397</text:p>
          </table:table-cell>
          <table:table-cell office:value-type="float" office:value="1.02003895238198">
            <text:p>1.0200389524</text:p>
          </table:table-cell>
          <table:table-cell office:value-type="float" office:value="-12.0755564799774">
            <text:p>-12.07555648</text:p>
          </table:table-cell>
          <table:table-cell office:value-type="float" office:value="-15.7188013979901">
            <text:p>-15.7188013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0710">
            <text:p>10710</text:p>
          </table:table-cell>
          <table:table-cell office:value-type="float" office:value="19200">
            <text:p>19200</text:p>
          </table:table-cell>
          <table:table-cell office:value-type="float" office:value="33901">
            <text:p>33901</text:p>
          </table:table-cell>
          <table:table-cell office:value-type="float" office:value="-117.625">
            <text:p>-117.625</text:p>
          </table:table-cell>
          <table:table-cell office:value-type="float" office:value="69.5">
            <text:p>69.5</text:p>
          </table:table-cell>
          <table:table-cell office:value-type="float" office:value="-593.75">
            <text:p>-593.75</text:p>
          </table:table-cell>
          <table:table-cell office:value-type="float" office:value="-0.0109827264239029">
            <text:p>-0.0109827264</text:p>
          </table:table-cell>
          <table:table-cell office:value-type="float" office:value="0.00361979166666667">
            <text:p>0.0036197917</text:p>
          </table:table-cell>
          <table:table-cell office:value-type="float" office:value="-0.0175142326185068">
            <text:p>-0.0175142326</text:p>
          </table:table-cell>
          <table:table-cell office:value-type="float" office:value="0.961796873264556">
            <text:p>0.9617968733</text:p>
          </table:table-cell>
          <table:table-cell office:value-type="float" office:value="1.01269495250109">
            <text:p>1.0126949525</text:p>
          </table:table-cell>
          <table:table-cell office:value-type="float" office:value="0.939301412589888">
            <text:p>0.93930141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1340">
            <text:p>11340</text:p>
          </table:table-cell>
          <table:table-cell office:value-type="float" office:value="19778">
            <text:p>19778</text:p>
          </table:table-cell>
          <table:table-cell office:value-type="float" office:value="34396">
            <text:p>34396</text:p>
          </table:table-cell>
          <table:table-cell office:value-type="float" office:value="-887.5">
            <text:p>-887.5</text:p>
          </table:table-cell>
          <table:table-cell office:value-type="float" office:value="-612.25">
            <text:p>-612.25</text:p>
          </table:table-cell>
          <table:table-cell office:value-type="float" office:value="-1181">
            <text:p>-1181</text:p>
          </table:table-cell>
          <table:table-cell office:value-type="float" office:value="-0.0782627865961199">
            <text:p>-0.0782627866</text:p>
          </table:table-cell>
          <table:table-cell office:value-type="float" office:value="-0.0309561128526646">
            <text:p>-0.0309561129</text:p>
          </table:table-cell>
          <table:table-cell office:value-type="float" office:value="-0.0343353878357949">
            <text:p>-0.0343353878</text:p>
          </table:table-cell>
          <table:table-cell office:value-type="float" office:value="0.738085371894528">
            <text:p>0.7380853719</text:p>
          </table:table-cell>
          <table:table-cell office:value-type="float" office:value="0.89353183562465">
            <text:p>0.8935318356</text:p>
          </table:table-cell>
          <table:table-cell office:value-type="float" office:value="0.882136823536074">
            <text:p>0.8821368235</text:p>
          </table:table-cell>
          <table:table-cell office:value-type="float" office:value="-8.50538328133359">
            <text:p>-8.5053832813</text:p>
          </table:table-cell>
          <table:table-cell office:value-type="float" office:value="-22.0428962200251">
            <text:p>-22.04289622</text:p>
          </table:table-cell>
          <table:table-cell office:value-type="float" office:value="-19.838953124111">
            <text:p>-19.838953124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0920">
            <text:p>10920</text:p>
          </table:table-cell>
          <table:table-cell office:value-type="float" office:value="18892">
            <text:p>18892</text:p>
          </table:table-cell>
          <table:table-cell office:value-type="float" office:value="32042">
            <text:p>32042</text:p>
          </table:table-cell>
          <table:table-cell office:value-type="float" office:value="-835.875">
            <text:p>-835.875</text:p>
          </table:table-cell>
          <table:table-cell office:value-type="float" office:value="-1081">
            <text:p>-1081</text:p>
          </table:table-cell>
          <table:table-cell office:value-type="float" office:value="-1433.125">
            <text:p>-1433.125</text:p>
          </table:table-cell>
          <table:table-cell office:value-type="float" office:value="-0.0765453296703297">
            <text:p>-0.0765453297</text:p>
          </table:table-cell>
          <table:table-cell office:value-type="float" office:value="-0.05721998729621">
            <text:p>-0.0572199873</text:p>
          </table:table-cell>
          <table:table-cell office:value-type="float" office:value="-0.0447264527807253">
            <text:p>-0.0447264528</text:p>
          </table:table-cell>
          <table:table-cell office:value-type="float" office:value="0.743575353642751">
            <text:p>0.7435753536</text:p>
          </table:table-cell>
          <table:table-cell office:value-type="float" office:value="0.806147333277775">
            <text:p>0.8061473333</text:p>
          </table:table-cell>
          <table:table-cell office:value-type="float" office:value="0.84737830820102">
            <text:p>0.8473783082</text:p>
          </table:table-cell>
          <table:table-cell office:value-type="float" office:value="-8.7042088204611">
            <text:p>-8.7042088205</text:p>
          </table:table-cell>
          <table:table-cell office:value-type="float" office:value="-11.7637479450316">
            <text:p>-11.763747945</text:p>
          </table:table-cell>
          <table:table-cell office:value-type="float" office:value="-15.1482606058351">
            <text:p>-15.148260605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9828">
            <text:p>9828</text:p>
          </table:table-cell>
          <table:table-cell office:value-type="float" office:value="16713">
            <text:p>16713</text:p>
          </table:table-cell>
          <table:table-cell office:value-type="float" office:value="28258">
            <text:p>28258</text:p>
          </table:table-cell>
          <table:table-cell office:value-type="float" office:value="-548.25">
            <text:p>-548.25</text:p>
          </table:table-cell>
          <table:table-cell office:value-type="float" office:value="-953.5">
            <text:p>-953.5</text:p>
          </table:table-cell>
          <table:table-cell office:value-type="float" office:value="-1491.5">
            <text:p>-1491.5</text:p>
          </table:table-cell>
          <table:table-cell office:value-type="float" office:value="-0.0557844932844933">
            <text:p>-0.0557844933</text:p>
          </table:table-cell>
          <table:table-cell office:value-type="float" office:value="-0.0570513971160175">
            <text:p>-0.0570513971</text:p>
          </table:table-cell>
          <table:table-cell office:value-type="float" office:value="-0.0527815131998018">
            <text:p>-0.0527815132</text:p>
          </table:table-cell>
          <table:table-cell office:value-type="float" office:value="0.810853616498649">
            <text:p>0.8108536165</text:p>
          </table:table-cell>
          <table:table-cell office:value-type="float" office:value="0.806699639443202">
            <text:p>0.8066996394</text:p>
          </table:table-cell>
          <table:table-cell office:value-type="float" office:value="0.820725044546589">
            <text:p>0.8207250445</text:p>
          </table:table-cell>
          <table:table-cell office:value-type="float" office:value="-12.0755564799774">
            <text:p>-12.07555648</text:p>
          </table:table-cell>
          <table:table-cell office:value-type="float" office:value="-11.7995550294167">
            <text:p>-11.7995550294</text:p>
          </table:table-cell>
          <table:table-cell office:value-type="float" office:value="-12.7826799125198">
            <text:p>-12.782679912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0710">
            <text:p>10710</text:p>
          </table:table-cell>
          <table:table-cell office:value-type="float" office:value="16682">
            <text:p>16682</text:p>
          </table:table-cell>
          <table:table-cell office:value-type="float" office:value="27148">
            <text:p>27148</text:p>
          </table:table-cell>
          <table:table-cell office:value-type="float" office:value="-117.625">
            <text:p>-117.625</text:p>
          </table:table-cell>
          <table:table-cell office:value-type="float" office:value="-11.75">
            <text:p>-11.75</text:p>
          </table:table-cell>
          <table:table-cell office:value-type="float" office:value="46.75">
            <text:p>46.75</text:p>
          </table:table-cell>
          <table:table-cell office:value-type="float" office:value="-0.0109827264239029">
            <text:p>-0.0109827264</text:p>
          </table:table-cell>
          <table:table-cell office:value-type="float" office:value="-0.00070435199616353">
            <text:p>-0.000704352</text:p>
          </table:table-cell>
          <table:table-cell office:value-type="float" office:value="0.00172204213938412">
            <text:p>0.0017220421</text:p>
          </table:table-cell>
          <table:table-cell office:value-type="float" office:value="0.961796873264556">
            <text:p>0.9617968733</text:p>
          </table:table-cell>
          <table:table-cell office:value-type="float" office:value="0.997535740392427">
            <text:p>0.9975357404</text:p>
          </table:table-cell>
          <table:table-cell office:value-type="float" office:value="1.00603295972894">
            <text:p>1.0060329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9724">
            <text:p>9724</text:p>
          </table:table-cell>
          <table:table-cell office:value-type="float" office:value="15257">
            <text:p>15257</text:p>
          </table:table-cell>
          <table:table-cell office:value-type="float" office:value="26004">
            <text:p>26004</text:p>
          </table:table-cell>
          <table:table-cell office:value-type="float" office:value="-1083.25">
            <text:p>-1083.25</text:p>
          </table:table-cell>
          <table:table-cell office:value-type="float" office:value="-2.375">
            <text:p>-2.375</text:p>
          </table:table-cell>
          <table:table-cell office:value-type="float" office:value="-24.75">
            <text:p>-24.75</text:p>
          </table:table-cell>
          <table:table-cell office:value-type="float" office:value="-0.111399629781983">
            <text:p>-0.1113996298</text:p>
          </table:table-cell>
          <table:table-cell office:value-type="float" office:value="-0.000155666251556663">
            <text:p>-0.0001556663</text:p>
          </table:table-cell>
          <table:table-cell office:value-type="float" office:value="-0.000951776649746193">
            <text:p>-0.0009517766</text:p>
          </table:table-cell>
          <table:table-cell office:value-type="float" office:value="0.634424655693564">
            <text:p>0.6344246557</text:p>
          </table:table-cell>
          <table:table-cell office:value-type="float" office:value="0.999455215614236">
            <text:p>0.9994552156</text:p>
          </table:table-cell>
          <table:table-cell office:value-type="float" office:value="0.996670557248319">
            <text:p>0.9966705572</text:p>
          </table:table-cell>
          <table:table-cell office:value-type="float" office:value="-5.86877354962834">
            <text:p>-5.86877354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9360">
            <text:p>9360</text:p>
          </table:table-cell>
          <table:table-cell office:value-type="float" office:value="15444">
            <text:p>15444</text:p>
          </table:table-cell>
          <table:table-cell office:value-type="float" office:value="24992">
            <text:p>24992</text:p>
          </table:table-cell>
          <table:table-cell office:value-type="float" office:value="-911.5">
            <text:p>-911.5</text:p>
          </table:table-cell>
          <table:table-cell office:value-type="float" office:value="-1517.625">
            <text:p>-1517.625</text:p>
          </table:table-cell>
          <table:table-cell office:value-type="float" office:value="27.5">
            <text:p>27.5</text:p>
          </table:table-cell>
          <table:table-cell office:value-type="float" office:value="-0.0973824786324786">
            <text:p>-0.0973824786</text:p>
          </table:table-cell>
          <table:table-cell office:value-type="float" office:value="-0.098266317016317">
            <text:p>-0.098266317</text:p>
          </table:table-cell>
          <table:table-cell office:value-type="float" office:value="0.00110035211267606">
            <text:p>0.0011003521</text:p>
          </table:table-cell>
          <table:table-cell office:value-type="float" office:value="0.677748685189751">
            <text:p>0.6777486852</text:p>
          </table:table-cell>
          <table:table-cell office:value-type="float" office:value="0.674994177800395">
            <text:p>0.6749941778</text:p>
          </table:table-cell>
          <table:table-cell office:value-type="float" office:value="1.00385360551292">
            <text:p>1.0038536055</text:p>
          </table:table-cell>
          <table:table-cell office:value-type="float" office:value="-6.76529058303814">
            <text:p>-6.765290583</text:p>
          </table:table-cell>
          <table:table-cell office:value-type="float" office:value="-6.70121444546748">
            <text:p>-6.70121444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9690">
            <text:p>9690</text:p>
          </table:table-cell>
          <table:table-cell office:value-type="float" office:value="15660">
            <text:p>15660</text:p>
          </table:table-cell>
          <table:table-cell office:value-type="float" office:value="26026">
            <text:p>26026</text:p>
          </table:table-cell>
          <table:table-cell office:value-type="float" office:value="-613.625">
            <text:p>-613.625</text:p>
          </table:table-cell>
          <table:table-cell office:value-type="float" office:value="-564.5">
            <text:p>-564.5</text:p>
          </table:table-cell>
          <table:table-cell office:value-type="float" office:value="206.25">
            <text:p>206.25</text:p>
          </table:table-cell>
          <table:table-cell office:value-type="float" office:value="-0.0633255933952528">
            <text:p>-0.0633255934</text:p>
          </table:table-cell>
          <table:table-cell office:value-type="float" office:value="-0.0360472541507024">
            <text:p>-0.0360472542</text:p>
          </table:table-cell>
          <table:table-cell office:value-type="float" office:value="0.00792476754015215">
            <text:p>0.0079247675</text:p>
          </table:table-cell>
          <table:table-cell office:value-type="float" office:value="0.786220279443182">
            <text:p>0.7862202794</text:p>
          </table:table-cell>
          <table:table-cell office:value-type="float" office:value="0.87638144335488">
            <text:p>0.8763814434</text:p>
          </table:table-cell>
          <table:table-cell office:value-type="float" office:value="1.02785977819404">
            <text:p>1.0278597782</text:p>
          </table:table-cell>
          <table:table-cell office:value-type="float" office:value="-10.5954147422605">
            <text:p>-10.5954147423</text:p>
          </table:table-cell>
          <table:table-cell office:value-type="float" office:value="-18.8801540995664">
            <text:p>-18.8801540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office:value-type="float" office:value="887">
            <text:p>887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0764">
            <text:p>10764</text:p>
          </table:table-cell>
          <table:table-cell office:value-type="float" office:value="16640">
            <text:p>16640</text:p>
          </table:table-cell>
          <table:table-cell office:value-type="float" office:value="26752">
            <text:p>26752</text:p>
          </table:table-cell>
          <table:table-cell office:value-type="float" office:value="-391.75">
            <text:p>-391.75</text:p>
          </table:table-cell>
          <table:table-cell office:value-type="float" office:value="-136.5">
            <text:p>-136.5</text:p>
          </table:table-cell>
          <table:table-cell office:value-type="float" office:value="13.75">
            <text:p>13.75</text:p>
          </table:table-cell>
          <table:table-cell office:value-type="float" office:value="-0.0363944630248978">
            <text:p>-0.036394463</text:p>
          </table:table-cell>
          <table:table-cell office:value-type="float" office:value="-0.008203125">
            <text:p>-0.008203125</text:p>
          </table:table-cell>
          <table:table-cell office:value-type="float" office:value="0.000513980263157895">
            <text:p>0.0005139803</text:p>
          </table:table-cell>
          <table:table-cell office:value-type="float" office:value="0.875215511013044">
            <text:p>0.875215511</text:p>
          </table:table-cell>
          <table:table-cell office:value-type="float" office:value="0.971420953369141">
            <text:p>0.9714209534</text:p>
          </table:table-cell>
          <table:table-cell office:value-type="float" office:value="1.00179944870545">
            <text:p>1.0017994487</text:p>
          </table:table-cell>
          <table:table-cell office:value-type="float" office:value="-18.6966870692479">
            <text:p>-18.69668706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0234">
            <text:p>10234</text:p>
          </table:table-cell>
          <table:table-cell office:value-type="float" office:value="15979">
            <text:p>15979</text:p>
          </table:table-cell>
          <table:table-cell office:value-type="float" office:value="27544">
            <text:p>27544</text:p>
          </table:table-cell>
          <table:table-cell office:value-type="float" office:value="-53.125">
            <text:p>-53.125</text:p>
          </table:table-cell>
          <table:table-cell office:value-type="float" office:value="109.25">
            <text:p>109.25</text:p>
          </table:table-cell>
          <table:table-cell office:value-type="float" office:value="115.5">
            <text:p>115.5</text:p>
          </table:table-cell>
          <table:table-cell office:value-type="float" office:value="-0.00519102990033223">
            <text:p>-0.0051910299</text:p>
          </table:table-cell>
          <table:table-cell office:value-type="float" office:value="0.00683709869203329">
            <text:p>0.0068370987</text:p>
          </table:table-cell>
          <table:table-cell office:value-type="float" office:value="0.00419329073482428">
            <text:p>0.0041932907</text:p>
          </table:table-cell>
          <table:table-cell office:value-type="float" office:value="0.981884211060032">
            <text:p>0.9818842111</text:p>
          </table:table-cell>
          <table:table-cell office:value-type="float" office:value="1.02402146742242">
            <text:p>1.0240214674</text:p>
          </table:table-cell>
          <table:table-cell office:value-type="float" office:value="1.01471098159877">
            <text:p>1.0147109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0336">
            <text:p>10336</text:p>
          </table:table-cell>
          <table:table-cell office:value-type="float" office:value="15912">
            <text:p>15912</text:p>
          </table:table-cell>
          <table:table-cell office:value-type="float" office:value="27544">
            <text:p>27544</text:p>
          </table:table-cell>
          <table:table-cell office:value-type="float" office:value="131.75">
            <text:p>131.75</text:p>
          </table:table-cell>
          <table:table-cell office:value-type="float" office:value="37.375">
            <text:p>37.375</text:p>
          </table:table-cell>
          <table:table-cell office:value-type="float" office:value="264">
            <text:p>264</text:p>
          </table:table-cell>
          <table:table-cell office:value-type="float" office:value="0.0127467105263158">
            <text:p>0.0127467105</text:p>
          </table:table-cell>
          <table:table-cell office:value-type="float" office:value="0.00234885620915033">
            <text:p>0.0023488562</text:p>
          </table:table-cell>
          <table:table-cell office:value-type="float" office:value="0.00958466453674121">
            <text:p>0.0095846645</text:p>
          </table:table-cell>
          <table:table-cell office:value-type="float" office:value="1.04493194495542">
            <text:p>1.044931945</text:p>
          </table:table-cell>
          <table:table-cell office:value-type="float" office:value="1.00823181029799">
            <text:p>1.0082318103</text:p>
          </table:table-cell>
          <table:table-cell office:value-type="float" office:value="1.03372638283539">
            <text:p>1.033726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office:value-type="float" office:value="836">
            <text:p>836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0572">
            <text:p>10572</text:p>
          </table:table-cell>
          <table:table-cell office:value-type="float" office:value="16198">
            <text:p>16198</text:p>
          </table:table-cell>
          <table:table-cell office:value-type="float" office:value="28248">
            <text:p>28248</text:p>
          </table:table-cell>
          <table:table-cell office:value-type="float" office:value="55.5">
            <text:p>55.5</text:p>
          </table:table-cell>
          <table:table-cell office:value-type="float" office:value="110.5">
            <text:p>110.5</text:p>
          </table:table-cell>
          <table:table-cell office:value-type="float" office:value="330">
            <text:p>330</text:p>
          </table:table-cell>
          <table:table-cell office:value-type="float" office:value="0.00524971623155505">
            <text:p>0.0052497162</text:p>
          </table:table-cell>
          <table:table-cell office:value-type="float" office:value="0.00682182985553772">
            <text:p>0.0068218299</text:p>
          </table:table-cell>
          <table:table-cell office:value-type="float" office:value="0.0116822429906542">
            <text:p>0.011682243</text:p>
          </table:table-cell>
          <table:table-cell office:value-type="float" office:value="1.01842802347065">
            <text:p>1.0184280235</text:p>
          </table:table-cell>
          <table:table-cell office:value-type="float" office:value="1.02396761772503">
            <text:p>1.0239676177</text:p>
          </table:table-cell>
          <table:table-cell office:value-type="float" office:value="1.04115534107782">
            <text:p>1.0411553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9724">
            <text:p>9724</text:p>
          </table:table-cell>
          <table:table-cell office:value-type="float" office:value="16107">
            <text:p>16107</text:p>
          </table:table-cell>
          <table:table-cell office:value-type="float" office:value="27258">
            <text:p>27258</text:p>
          </table:table-cell>
          <table:table-cell office:value-type="float" office:value="-129.625">
            <text:p>-129.625</text:p>
          </table:table-cell>
          <table:table-cell office:value-type="float" office:value="82.875">
            <text:p>82.875</text:p>
          </table:table-cell>
          <table:table-cell office:value-type="float" office:value="140.25">
            <text:p>140.25</text:p>
          </table:table-cell>
          <table:table-cell office:value-type="float" office:value="-0.0133304195804196">
            <text:p>-0.0133304196</text:p>
          </table:table-cell>
          <table:table-cell table:number-columns-repeated="2" office:value-type="float" office:value="0.0051452784503632">
            <text:p>0.0051452785</text:p>
          </table:table-cell>
          <table:table-cell office:value-type="float" office:value="0.953691823637464">
            <text:p>0.9536918236</text:p>
          </table:table-cell>
          <table:table-cell table:number-columns-repeated="2" office:value-type="float" office:value="1.01806036340132">
            <text:p>1.01806036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9299">
            <text:p>9299</text:p>
          </table:table-cell>
          <table:table-cell office:value-type="float" office:value="15863">
            <text:p>15863</text:p>
          </table:table-cell>
          <table:table-cell office:value-type="float" office:value="26928">
            <text:p>26928</text:p>
          </table:table-cell>
          <table:table-cell office:value-type="float" office:value="-125.5">
            <text:p>-125.5</text:p>
          </table:table-cell>
          <table:table-cell office:value-type="float" office:value="-214.125">
            <text:p>-214.125</text:p>
          </table:table-cell>
          <table:table-cell office:value-type="float" office:value="63.25">
            <text:p>63.25</text:p>
          </table:table-cell>
          <table:table-cell office:value-type="float" office:value="-0.0134960748467577">
            <text:p>-0.0134960748</text:p>
          </table:table-cell>
          <table:table-cell office:value-type="float" office:value="-0.0134983924856585">
            <text:p>-0.0134983925</text:p>
          </table:table-cell>
          <table:table-cell office:value-type="float" office:value="0.00234885620915033">
            <text:p>0.0023488562</text:p>
          </table:table-cell>
          <table:table-cell office:value-type="float" office:value="0.953120740347436">
            <text:p>0.9531207403</text:p>
          </table:table-cell>
          <table:table-cell office:value-type="float" office:value="0.953112751235601">
            <text:p>0.9531127512</text:p>
          </table:table-cell>
          <table:table-cell office:value-type="float" office:value="1.00823181029799">
            <text:p>1.0082318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0591">
            <text:p>10591</text:p>
          </table:table-cell>
          <table:table-cell office:value-type="float" office:value="16416">
            <text:p>16416</text:p>
          </table:table-cell>
          <table:table-cell office:value-type="float" office:value="27104">
            <text:p>27104</text:p>
          </table:table-cell>
          <table:table-cell office:value-type="float" office:value="104.375">
            <text:p>104.375</text:p>
          </table:table-cell>
          <table:table-cell office:value-type="float" office:value="149.625">
            <text:p>149.625</text:p>
          </table:table-cell>
          <table:table-cell office:value-type="float" office:value="115.5">
            <text:p>115.5</text:p>
          </table:table-cell>
          <table:table-cell office:value-type="float" office:value="0.00985506562175432">
            <text:p>0.0098550656</text:p>
          </table:table-cell>
          <table:table-cell office:value-type="float" office:value="0.00911458333333333">
            <text:p>0.0091145833</text:p>
          </table:table-cell>
          <table:table-cell office:value-type="float" office:value="0.00426136363636364">
            <text:p>0.0042613636</text:p>
          </table:table-cell>
          <table:table-cell office:value-type="float" office:value="1.03468308942022">
            <text:p>1.0346830894</text:p>
          </table:table-cell>
          <table:table-cell office:value-type="float" office:value="1.03206386990017">
            <text:p>1.0320638699</text:p>
          </table:table-cell>
          <table:table-cell office:value-type="float" office:value="1.01495036479855">
            <text:p>1.01495036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0268">
            <text:p>10268</text:p>
          </table:table-cell>
          <table:table-cell office:value-type="float" office:value="16739">
            <text:p>16739</text:p>
          </table:table-cell>
          <table:table-cell office:value-type="float" office:value="28666">
            <text:p>28666</text:p>
          </table:table-cell>
          <table:table-cell office:value-type="float" office:value="235.5">
            <text:p>235.5</text:p>
          </table:table-cell>
          <table:table-cell office:value-type="float" office:value="87.875">
            <text:p>87.875</text:p>
          </table:table-cell>
          <table:table-cell office:value-type="float" office:value="-107.25">
            <text:p>-107.25</text:p>
          </table:table-cell>
          <table:table-cell office:value-type="float" office:value="0.0229353330736268">
            <text:p>0.0229353331</text:p>
          </table:table-cell>
          <table:table-cell office:value-type="float" office:value="0.00524971623155505">
            <text:p>0.0052497162</text:p>
          </table:table-cell>
          <table:table-cell office:value-type="float" office:value="-0.00374136607828089">
            <text:p>-0.0037413661</text:p>
          </table:table-cell>
          <table:table-cell office:value-type="float" office:value="1.08130468358396">
            <text:p>1.0813046836</text:p>
          </table:table-cell>
          <table:table-cell office:value-type="float" office:value="1.01842802347065">
            <text:p>1.0184280235</text:p>
          </table:table-cell>
          <table:table-cell office:value-type="float" office:value="0.986932654453475">
            <text:p>0.9869326545</text:p>
          </table:table-cell>
          <table:table-cell office:value-type="float" office:value="30.5670695011146">
            <text:p>30.5670695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9843">
            <text:p>9843</text:p>
          </table:table-cell>
          <table:table-cell office:value-type="float" office:value="15808">
            <text:p>15808</text:p>
          </table:table-cell>
          <table:table-cell office:value-type="float" office:value="27874">
            <text:p>27874</text:p>
          </table:table-cell>
          <table:table-cell office:value-type="float" office:value="452.625">
            <text:p>452.625</text:p>
          </table:table-cell>
          <table:table-cell office:value-type="float" office:value="-133">
            <text:p>-133</text:p>
          </table:table-cell>
          <table:table-cell office:value-type="float" office:value="-49.5">
            <text:p>-49.5</text:p>
          </table:table-cell>
          <table:table-cell office:value-type="float" office:value="0.0459844559585492">
            <text:p>0.045984456</text:p>
          </table:table-cell>
          <table:table-cell office:value-type="float" office:value="-0.00841346153846154">
            <text:p>-0.0084134615</text:p>
          </table:table-cell>
          <table:table-cell office:value-type="float" office:value="-0.00177584846093133">
            <text:p>-0.0017758485</text:p>
          </table:table-cell>
          <table:table-cell office:value-type="float" office:value="1.16509015342694">
            <text:p>1.1650901534</text:p>
          </table:table-cell>
          <table:table-cell office:value-type="float" office:value="0.970691625832101">
            <text:p>0.9706916258</text:p>
          </table:table-cell>
          <table:table-cell office:value-type="float" office:value="0.993790711516742">
            <text:p>0.9937907115</text:p>
          </table:table-cell>
          <table:table-cell office:value-type="float" office:value="15.417487290766">
            <text:p>15.41748729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9230">
            <text:p>9230</text:p>
          </table:table-cell>
          <table:table-cell office:value-type="float" office:value="15333">
            <text:p>15333</text:p>
          </table:table-cell>
          <table:table-cell office:value-type="float" office:value="28050">
            <text:p>28050</text:p>
          </table:table-cell>
          <table:table-cell office:value-type="float" office:value="1412.25">
            <text:p>1412.25</text:p>
          </table:table-cell>
          <table:table-cell office:value-type="float" office:value="180.625">
            <text:p>180.625</text:p>
          </table:table-cell>
          <table:table-cell office:value-type="float" office:value="209">
            <text:p>209</text:p>
          </table:table-cell>
          <table:table-cell office:value-type="float" office:value="0.153006500541712">
            <text:p>0.1530065005</text:p>
          </table:table-cell>
          <table:table-cell office:value-type="float" office:value="0.0117801473945086">
            <text:p>0.0117801474</text:p>
          </table:table-cell>
          <table:table-cell office:value-type="float" office:value="0.00745098039215686">
            <text:p>0.0074509804</text:p>
          </table:table-cell>
          <table:table-cell office:value-type="float" office:value="1.58140829074371">
            <text:p>1.5814082907</text:p>
          </table:table-cell>
          <table:table-cell office:value-type="float" office:value="1.04150250875115">
            <text:p>1.0415025088</text:p>
          </table:table-cell>
          <table:table-cell office:value-type="float" office:value="1.02618724490581">
            <text:p>1.0261872449</text:p>
          </table:table-cell>
          <table:table-cell office:value-type="float" office:value="4.86853384165722">
            <text:p>4.86853384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1171">
            <text:p>11171</text:p>
          </table:table-cell>
          <table:table-cell office:value-type="float" office:value="16822">
            <text:p>16822</text:p>
          </table:table-cell>
          <table:table-cell office:value-type="float" office:value="28468">
            <text:p>28468</text:p>
          </table:table-cell>
          <table:table-cell office:value-type="float" office:value="2750.125">
            <text:p>2750.125</text:p>
          </table:table-cell>
          <table:table-cell office:value-type="float" office:value="81.25">
            <text:p>81.25</text:p>
          </table:table-cell>
          <table:table-cell office:value-type="float" office:value="137.5">
            <text:p>137.5</text:p>
          </table:table-cell>
          <table:table-cell office:value-type="float" office:value="0.246184316533882">
            <text:p>0.2461843165</text:p>
          </table:table-cell>
          <table:table-cell table:number-columns-repeated="2" office:value-type="float" office:value="0.00482998454404946">
            <text:p>0.0048299845</text:p>
          </table:table-cell>
          <table:table-cell office:value-type="float" office:value="1.98043427457481">
            <text:p>1.9804342746</text:p>
          </table:table-cell>
          <table:table-cell table:number-columns-repeated="2" office:value-type="float" office:value="1.01695067025554">
            <text:p>1.0169506703</text:p>
          </table:table-cell>
          <table:table-cell office:value-type="float" office:value="3.14943305024232">
            <text:p>3.14943305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440">
            <text:p>11440</text:p>
          </table:table-cell>
          <table:table-cell office:value-type="float" office:value="16851">
            <text:p>16851</text:p>
          </table:table-cell>
          <table:table-cell office:value-type="float" office:value="27390">
            <text:p>27390</text:p>
          </table:table-cell>
          <table:table-cell office:value-type="float" office:value="-152.5">
            <text:p>-152.5</text:p>
          </table:table-cell>
          <table:table-cell office:value-type="float" office:value="-414.875">
            <text:p>-414.875</text:p>
          </table:table-cell>
          <table:table-cell office:value-type="float" office:value="-123.75">
            <text:p>-123.75</text:p>
          </table:table-cell>
          <table:table-cell office:value-type="float" office:value="-0.0133304195804196">
            <text:p>-0.0133304196</text:p>
          </table:table-cell>
          <table:table-cell office:value-type="float" office:value="-0.0246202005815679">
            <text:p>-0.0246202006</text:p>
          </table:table-cell>
          <table:table-cell office:value-type="float" office:value="-0.00451807228915663">
            <text:p>-0.0045180723</text:p>
          </table:table-cell>
          <table:table-cell office:value-type="float" office:value="0.953691823637464">
            <text:p>0.9536918236</text:p>
          </table:table-cell>
          <table:table-cell office:value-type="float" office:value="0.915017360346799">
            <text:p>0.9150173603</text:p>
          </table:table-cell>
          <table:table-cell office:value-type="float" office:value="0.984226756423284">
            <text:p>0.9842267564</text:p>
          </table:table-cell>
          <table:table-cell office:value-type="float" office:value="0">
            <text:p>0</text:p>
          </table:table-cell>
          <table:table-cell office:value-type="float" office:value="-27.8055825047744">
            <text:p>-27.8055825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0940">
            <text:p>10940</text:p>
          </table:table-cell>
          <table:table-cell office:value-type="float" office:value="16900">
            <text:p>16900</text:p>
          </table:table-cell>
          <table:table-cell office:value-type="float" office:value="28375">
            <text:p>28375</text:p>
          </table:table-cell>
          <table:table-cell office:value-type="float" office:value="24.125">
            <text:p>24.125</text:p>
          </table:table-cell>
          <table:table-cell office:value-type="float" office:value="-391">
            <text:p>-391</text:p>
          </table:table-cell>
          <table:table-cell office:value-type="float" office:value="-647.25">
            <text:p>-647.25</text:p>
          </table:table-cell>
          <table:table-cell office:value-type="float" office:value="0.00220521023765996">
            <text:p>0.0022052102</text:p>
          </table:table-cell>
          <table:table-cell office:value-type="float" office:value="-0.0231360946745562">
            <text:p>-0.0231360947</text:p>
          </table:table-cell>
          <table:table-cell office:value-type="float" office:value="-0.0228105726872247">
            <text:p>-0.0228105727</text:p>
          </table:table-cell>
          <table:table-cell office:value-type="float" office:value="1.00772776721811">
            <text:p>1.0077277672</text:p>
          </table:table-cell>
          <table:table-cell office:value-type="float" office:value="0.920072815237562">
            <text:p>0.9200728152</text:p>
          </table:table-cell>
          <table:table-cell office:value-type="float" office:value="0.921182827158299">
            <text:p>0.9211828272</text:p>
          </table:table-cell>
          <table:table-cell office:value-type="float" office:value="0">
            <text:p>0</text:p>
          </table:table-cell>
          <table:table-cell office:value-type="float" office:value="-29.6116327703508">
            <text:p>-29.6116327704</text:p>
          </table:table-cell>
          <table:table-cell office:value-type="float" office:value="-30.0391947660846">
            <text:p>-30.039194766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390">
            <text:p>12390</text:p>
          </table:table-cell>
          <table:table-cell office:value-type="float" office:value="23010">
            <text:p>23010</text:p>
          </table:table-cell>
          <table:table-cell office:value-type="float" office:value="43794">
            <text:p>43794</text:p>
          </table:table-cell>
          <table:table-cell office:value-type="float" office:value="-83.625">
            <text:p>-83.625</text:p>
          </table:table-cell>
          <table:table-cell office:value-type="float" office:value="-155.375">
            <text:p>-155.375</text:p>
          </table:table-cell>
          <table:table-cell office:value-type="float" office:value="-569.5">
            <text:p>-569.5</text:p>
          </table:table-cell>
          <table:table-cell office:value-type="float" office:value="-0.00674939467312349">
            <text:p>-0.0067493947</text:p>
          </table:table-cell>
          <table:table-cell office:value-type="float" office:value="-0.00675249891351586">
            <text:p>-0.0067524989</text:p>
          </table:table-cell>
          <table:table-cell office:value-type="float" office:value="-0.0130040644837192">
            <text:p>-0.0130040645</text:p>
          </table:table-cell>
          <table:table-cell office:value-type="float" office:value="0.976466405127837">
            <text:p>0.9764664051</text:p>
          </table:table-cell>
          <table:table-cell office:value-type="float" office:value="0.976455622436185">
            <text:p>0.9764556224</text:p>
          </table:table-cell>
          <table:table-cell office:value-type="float" office:value="0.954817221465452">
            <text:p>0.95481722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2080">
            <text:p>12080</text:p>
          </table:table-cell>
          <table:table-cell office:value-type="float" office:value="32592">
            <text:p>32592</text:p>
          </table:table-cell>
          <table:table-cell office:value-type="float" office:value="69299">
            <text:p>69299</text:p>
          </table:table-cell>
          <table:table-cell office:value-type="float" office:value="-485.75">
            <text:p>-485.75</text:p>
          </table:table-cell>
          <table:table-cell office:value-type="float" office:value="-728.625">
            <text:p>-728.625</text:p>
          </table:table-cell>
          <table:table-cell office:value-type="float" office:value="-1549.25">
            <text:p>-1549.25</text:p>
          </table:table-cell>
          <table:table-cell office:value-type="float" office:value="-0.0402110927152318">
            <text:p>-0.0402110927</text:p>
          </table:table-cell>
          <table:table-cell office:value-type="float" office:value="-0.0223559462444772">
            <text:p>-0.0223559462</text:p>
          </table:table-cell>
          <table:table-cell office:value-type="float" office:value="-0.0223560224534265">
            <text:p>-0.0223560225</text:p>
          </table:table-cell>
          <table:table-cell office:value-type="float" office:value="0.862430362172301">
            <text:p>0.8624303622</text:p>
          </table:table-cell>
          <table:table-cell office:value-type="float" office:value="0.922733773276002">
            <text:p>0.9227337733</text:p>
          </table:table-cell>
          <table:table-cell office:value-type="float" office:value="0.922733513223286">
            <text:p>0.9227335132</text:p>
          </table:table-cell>
          <table:table-cell office:value-type="float" office:value="-16.8887664382029">
            <text:p>-16.8887664382</text:p>
          </table:table-cell>
          <table:table-cell office:value-type="float" office:value="-30.6571681764718">
            <text:p>-30.6571681765</text:p>
          </table:table-cell>
          <table:table-cell office:value-type="float" office:value="-30.6570624795493">
            <text:p>-30.657062479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5176">
            <text:p>5176</text:p>
          </table:table-cell>
          <table:table-cell office:value-type="float" office:value="9957">
            <text:p>9957</text:p>
          </table:table-cell>
          <table:table-cell office:value-type="float" office:value="27676">
            <text:p>27676</text:p>
          </table:table-cell>
          <table:table-cell office:value-type="float" office:value="-1305.57142857143">
            <text:p>-1305.5714285714</text:p>
          </table:table-cell>
          <table:table-cell office:value-type="float" office:value="-2505.42857142857">
            <text:p>-2505.4285714286</text:p>
          </table:table-cell>
          <table:table-cell office:value-type="float" office:value="-1048.28571428571">
            <text:p>-1048.2857142857</text:p>
          </table:table-cell>
          <table:table-cell office:value-type="float" office:value="-0.252235592846103">
            <text:p>-0.2522355928</text:p>
          </table:table-cell>
          <table:table-cell office:value-type="float" office:value="-0.251624843971936">
            <text:p>-0.251624844</text:p>
          </table:table-cell>
          <table:table-cell office:value-type="float" office:value="-0.037877067288832">
            <text:p>-0.0378770673</text:p>
          </table:table-cell>
          <table:table-cell office:value-type="float" office:value="0.241876101863553">
            <text:p>0.2418761019</text:p>
          </table:table-cell>
          <table:table-cell office:value-type="float" office:value="0.243410567821869">
            <text:p>0.2434105678</text:p>
          </table:table-cell>
          <table:table-cell office:value-type="float" office:value="0.870242222052837">
            <text:p>0.8702422221</text:p>
          </table:table-cell>
          <table:table-cell office:value-type="float" office:value="-2.384675353637">
            <text:p>-2.3846753536</text:p>
          </table:table-cell>
          <table:table-cell office:value-type="float" office:value="-2.39139235173855">
            <text:p>-2.3913923517</text:p>
          </table:table-cell>
          <table:table-cell office:value-type="float" office:value="-17.9511129024639">
            <text:p>-17.951112902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4363">
            <text:p>4363</text:p>
          </table:table-cell>
          <table:table-cell office:value-type="float" office:value="9653">
            <text:p>9653</text:p>
          </table:table-cell>
          <table:table-cell office:value-type="float" office:value="28611">
            <text:p>28611</text:p>
          </table:table-cell>
          <table:table-cell office:value-type="float" office:value="0">
            <text:p>0</text:p>
          </table:table-cell>
          <table:table-cell office:value-type="float" office:value="-1585">
            <text:p>-1585</text:p>
          </table:table-cell>
          <table:table-cell office:value-type="float" office:value="-1135">
            <text:p>-1135</text:p>
          </table:table-cell>
          <table:table-cell office:value-type="float" office:value="0">
            <text:p>0</text:p>
          </table:table-cell>
          <table:table-cell office:value-type="float" office:value="-0.164197658758935">
            <text:p>-0.1641976588</text:p>
          </table:table-cell>
          <table:table-cell office:value-type="float" office:value="-0.039670056971095">
            <text:p>-0.039670057</text:p>
          </table:table-cell>
          <table:table-cell office:value-type="float" office:value="0.5">
            <text:p>0.5</text:p>
          </table:table-cell>
          <table:table-cell office:value-type="float" office:value="0.478151501781882">
            <text:p>0.4781515018</text:p>
          </table:table-cell>
          <table:table-cell office:value-type="float" office:value="0.864239278904544">
            <text:p>0.8642392789</text:p>
          </table:table-cell>
          <table:table-cell office:value-type="float" office:value="0">
            <text:p>0</text:p>
          </table:table-cell>
          <table:table-cell office:value-type="float" office:value="-3.86449093055145">
            <text:p>-3.8644909306</text:p>
          </table:table-cell>
          <table:table-cell office:value-type="float" office:value="-17.1238936230066">
            <text:p>-17.12389362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3677">
            <text:p>3677</text:p>
          </table:table-cell>
          <table:table-cell office:value-type="float" office:value="8975">
            <text:p>8975</text:p>
          </table:table-cell>
          <table:table-cell office:value-type="float" office:value="26602">
            <text:p>26602</text:p>
          </table:table-cell>
          <table:table-cell office:value-type="float" office:value="0">
            <text:p>0</text:p>
          </table:table-cell>
          <table:table-cell office:value-type="float" office:value="-4277">
            <text:p>-4277</text:p>
          </table:table-cell>
          <table:table-cell office:value-type="float" office:value="-1709.6">
            <text:p>-1709.6</text:p>
          </table:table-cell>
          <table:table-cell office:value-type="float" office:value="0">
            <text:p>0</text:p>
          </table:table-cell>
          <table:table-cell office:value-type="float" office:value="-0.476545961002786">
            <text:p>-0.476545961</text:p>
          </table:table-cell>
          <table:table-cell office:value-type="float" office:value="-0.0642658446733328">
            <text:p>-0.064265844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783164537274826">
            <text:p>0.7831645373</text:p>
          </table:table-cell>
          <table:table-cell office:value-type="float" office:value="0">
            <text:p>0</text:p>
          </table:table-cell>
          <table:table-cell office:value-type="float" office:value="-1.07081832860084">
            <text:p>-1.0708183286</text:p>
          </table:table-cell>
          <table:table-cell office:value-type="float" office:value="-10.435213025551">
            <text:p>-10.435213025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3100">
            <text:p>3100</text:p>
          </table:table-cell>
          <table:table-cell office:value-type="float" office:value="8018">
            <text:p>8018</text:p>
          </table:table-cell>
          <table:table-cell office:value-type="float" office:value="26378">
            <text:p>26378</text:p>
          </table:table-cell>
          <table:table-cell office:value-type="float" office:value="0">
            <text:p>0</text:p>
          </table:table-cell>
          <table:table-cell office:value-type="float" office:value="-10224.75">
            <text:p>-10224.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27522449488651">
            <text:p>-1.275224494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5">
            <text:p>5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827">
            <text:p>1827</text:p>
          </table:table-cell>
          <table:table-cell office:value-type="float" office:value="5355">
            <text:p>5355</text:p>
          </table:table-cell>
          <table:table-cell office:value-type="float" office:value="26156">
            <text:p>26156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7">
            <text:p>0.37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941">
            <text:p>941</text:p>
          </table:table-cell>
          <table:table-cell office:value-type="float" office:value="3880">
            <text:p>3880</text:p>
          </table:table-cell>
          <table:table-cell office:value-type="float" office:value="25936">
            <text:p>25936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65">
            <text:p>165</text:p>
          </table:table-cell>
          <table:table-cell office:value-type="float" office:value="7787">
            <text:p>7787</text:p>
          </table:table-cell>
          <table:table-cell office:value-type="float" office:value="21718.5">
            <text:p>21718.5</text:p>
          </table:table-cell>
          <table:table-cell office:value-type="float" office:value="25.92">
            <text:p>25.9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04">
            <text:p>604</text:p>
          </table:table-cell>
          <table:table-cell office:value-type="float" office:value="1282">
            <text:p>1282</text:p>
          </table:table-cell>
          <table:table-cell office:value-type="float" office:value="485">
            <text:p>485</text:p>
          </table:table-cell>
          <table:table-cell office:value-type="float" office:value="3196">
            <text:p>3196</text:p>
          </table:table-cell>
          <table:table-cell office:value-type="float" office:value="25718">
            <text:p>25718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7">
            <text:p>0.37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7">
            <text:p>157</text:p>
          </table:table-cell>
          <table:table-cell office:value-type="float" office:value="7778.66666666667">
            <text:p>7778.6666666667</text:p>
          </table:table-cell>
          <table:table-cell office:value-type="float" office:value="22798.3333333333">
            <text:p>22798.3333333333</text:p>
          </table:table-cell>
          <table:table-cell office:value-type="float" office:value="23.3533333333333">
            <text:p>23.35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1258">
            <text:p>1258</text:p>
          </table:table-cell>
          <table:table-cell office:value-type="float" office:value="841">
            <text:p>841</text:p>
          </table:table-cell>
          <table:table-cell office:value-type="float" office:value="1258">
            <text:p>1258</text:p>
          </table:table-cell>
          <table:table-cell office:value-type="float" office:value="250">
            <text:p>250</text:p>
          </table:table-cell>
          <table:table-cell office:value-type="float" office:value="2546">
            <text:p>2546</text:p>
          </table:table-cell>
          <table:table-cell office:value-type="float" office:value="25502">
            <text:p>25502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7">
            <text:p>0.37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12" table:number-columns-repeated="2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row table:style-name="ro1">
          <table:table-cell office:value-type="float" office:value="0.05">
            <text:p>0.05</text:p>
          </table:table-cell>
          <table:table-cell office:value-type="float" office:value="0.37">
            <text:p>0.37</text:p>
          </table:table-cell>
          <table:table-cell office:value-type="float" office:value="0.97">
            <text:p>0.97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9">
            <text:p>8.9</text:p>
          </table:table-cell>
          <table:table-cell office:value-type="float" office:value="10.6">
            <text:p>10.6</text:p>
          </table:table-cell>
          <table:table-cell office:value-type="float" office:value="20.1">
            <text:p>20.1</text:p>
          </table:table-cell>
          <table:table-cell office:value-type="float" office:value="8455">
            <text:p>8455</text:p>
          </table:table-cell>
          <table:table-cell office:value-type="float" office:value="10133">
            <text:p>10133</text:p>
          </table:table-cell>
          <table:table-cell office:value-type="float" office:value="11354">
            <text:p>113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2:56.31</dc:date>
    <dc:creator>Liam Widdess</dc:creator>
    <meta:editing-duration>P2DT3H30M54S</meta:editing-duration>
    <meta:editing-cycles>185</meta:editing-cycles>
    <meta:generator>OpenOffice/4.1.7$Win32 OpenOffice.org_project/417m1$Build-9800</meta:generator>
    <meta:document-statistic meta:table-count="8" meta:cell-count="842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402">
                <text:p>3402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28">
                <text:p>4128</text:p>
              </table:table-cell>
              <table:table-cell office:value-type="float" office:value="8244">
                <text:p>824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98">
                <text:p>4298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99">
                <text:p>4299</text:p>
              </table:table-cell>
              <table:table-cell office:value-type="float" office:value="7637">
                <text:p>763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206">
                <text:p>5206</text:p>
              </table:table-cell>
              <table:table-cell office:value-type="float" office:value="10361">
                <text:p>1036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400">
                <text:p>5400</text:p>
              </table:table-cell>
              <table:table-cell office:value-type="float" office:value="9842">
                <text:p>984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32">
                <text:p>3132</text:p>
              </table:table-cell>
              <table:table-cell office:value-type="float" office:value="5434">
                <text:p>5434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44">
                <text:p>3544</text:p>
              </table:table-cell>
              <table:table-cell office:value-type="float" office:value="5792">
                <text:p>5792</text:p>
              </table:table-cell>
              <table:table-cell office:value-type="float" office:value="10412">
                <text:p>1041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59">
                <text:p>4159</text:p>
              </table:table-cell>
              <table:table-cell office:value-type="float" office:value="6951">
                <text:p>6951</text:p>
              </table:table-cell>
              <table:table-cell office:value-type="float" office:value="12873">
                <text:p>1287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970">
                <text:p>3970</text:p>
              </table:table-cell>
              <table:table-cell office:value-type="float" office:value="6017">
                <text:p>6017</text:p>
              </table:table-cell>
              <table:table-cell office:value-type="float" office:value="10928">
                <text:p>1092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916">
                <text:p>3916</text:p>
              </table:table-cell>
              <table:table-cell office:value-type="float" office:value="6581">
                <text:p>6581</text:p>
              </table:table-cell>
              <table:table-cell office:value-type="float" office:value="11662">
                <text:p>1166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05">
                <text:p>4305</text:p>
              </table:table-cell>
              <table:table-cell office:value-type="float" office:value="7358">
                <text:p>7358</text:p>
              </table:table-cell>
              <table:table-cell office:value-type="float" office:value="16034">
                <text:p>1603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52">
                <text:p>4652</text:p>
              </table:table-cell>
              <table:table-cell office:value-type="float" office:value="7870">
                <text:p>7870</text:p>
              </table:table-cell>
              <table:table-cell office:value-type="float" office:value="14292">
                <text:p>1429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24">
                <text:p>4524</text:p>
              </table:table-cell>
              <table:table-cell office:value-type="float" office:value="7720">
                <text:p>7720</text:p>
              </table:table-cell>
              <table:table-cell office:value-type="float" office:value="14687">
                <text:p>1468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948">
                <text:p>4948</text:p>
              </table:table-cell>
              <table:table-cell office:value-type="float" office:value="8538">
                <text:p>8538</text:p>
              </table:table-cell>
              <table:table-cell office:value-type="float" office:value="15971">
                <text:p>1597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562">
                <text:p>5562</text:p>
              </table:table-cell>
              <table:table-cell office:value-type="float" office:value="9742">
                <text:p>9742</text:p>
              </table:table-cell>
              <table:table-cell office:value-type="float" office:value="17979">
                <text:p>1797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20">
                <text:p>5720</text:p>
              </table:table-cell>
              <table:table-cell office:value-type="float" office:value="9797">
                <text:p>9797</text:p>
              </table:table-cell>
              <table:table-cell office:value-type="float" office:value="17538">
                <text:p>1753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860">
                <text:p>5860</text:p>
              </table:table-cell>
              <table:table-cell office:value-type="float" office:value="9903">
                <text:p>9903</text:p>
              </table:table-cell>
              <table:table-cell office:value-type="float" office:value="16324">
                <text:p>1632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155">
                <text:p>6155</text:p>
              </table:table-cell>
              <table:table-cell office:value-type="float" office:value="10956">
                <text:p>10956</text:p>
              </table:table-cell>
              <table:table-cell office:value-type="float" office:value="17662">
                <text:p>176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44">
                <text:p>7044</text:p>
              </table:table-cell>
              <table:table-cell office:value-type="float" office:value="11922">
                <text:p>11922</text:p>
              </table:table-cell>
              <table:table-cell office:value-type="float" office:value="17515">
                <text:p>1751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332">
                <text:p>7332</text:p>
              </table:table-cell>
              <table:table-cell office:value-type="float" office:value="11900">
                <text:p>11900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939">
                <text:p>7939</text:p>
              </table:table-cell>
              <table:table-cell office:value-type="float" office:value="11776">
                <text:p>11776</text:p>
              </table:table-cell>
              <table:table-cell office:value-type="float" office:value="17407">
                <text:p>1740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747">
                <text:p>8747</text:p>
              </table:table-cell>
              <table:table-cell office:value-type="float" office:value="12172">
                <text:p>12172</text:p>
              </table:table-cell>
              <table:table-cell office:value-type="float" office:value="19329">
                <text:p>1932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430">
                <text:p>9430</text:p>
              </table:table-cell>
              <table:table-cell office:value-type="float" office:value="12566">
                <text:p>12566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123">
                <text:p>9123</text:p>
              </table:table-cell>
              <table:table-cell office:value-type="float" office:value="12416">
                <text:p>12416</text:p>
              </table:table-cell>
              <table:table-cell office:value-type="float" office:value="19705">
                <text:p>1970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836">
                <text:p>8836</text:p>
              </table:table-cell>
              <table:table-cell office:value-type="float" office:value="11899">
                <text:p>11899</text:p>
              </table:table-cell>
              <table:table-cell office:value-type="float" office:value="18993">
                <text:p>1899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782">
                <text:p>13782</text:p>
              </table:table-cell>
              <table:table-cell office:value-type="float" office:value="19381">
                <text:p>1938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428">
                <text:p>9428</text:p>
              </table:table-cell>
              <table:table-cell office:value-type="float" office:value="13648">
                <text:p>13648</text:p>
              </table:table-cell>
              <table:table-cell office:value-type="float" office:value="19158">
                <text:p>1915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308">
                <text:p>13308</text:p>
              </table:table-cell>
              <table:table-cell office:value-type="float" office:value="18549">
                <text:p>1854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33">
                <text:p>9133</text:p>
              </table:table-cell>
              <table:table-cell office:value-type="float" office:value="13651">
                <text:p>13651</text:p>
              </table:table-cell>
              <table:table-cell office:value-type="float" office:value="19592">
                <text:p>1959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71">
                <text:p>10271</text:p>
              </table:table-cell>
              <table:table-cell office:value-type="float" office:value="13921">
                <text:p>13921</text:p>
              </table:table-cell>
              <table:table-cell office:value-type="float" office:value="20762">
                <text:p>2076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736">
                <text:p>13736</text:p>
              </table:table-cell>
              <table:table-cell office:value-type="float" office:value="20325">
                <text:p>2032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430">
                <text:p>13430</text:p>
              </table:table-cell>
              <table:table-cell office:value-type="float" office:value="21055">
                <text:p>2105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966">
                <text:p>13966</text:p>
              </table:table-cell>
              <table:table-cell office:value-type="float" office:value="21662">
                <text:p>2166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266">
                <text:p>10266</text:p>
              </table:table-cell>
              <table:table-cell office:value-type="float" office:value="14308">
                <text:p>14308</text:p>
              </table:table-cell>
              <table:table-cell office:value-type="float" office:value="21654">
                <text:p>2165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4202">
                <text:p>14202</text:p>
              </table:table-cell>
              <table:table-cell office:value-type="float" office:value="22536">
                <text:p>2253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4974">
                <text:p>14974</text:p>
              </table:table-cell>
              <table:table-cell office:value-type="float" office:value="25045">
                <text:p>2504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534">
                <text:p>15534</text:p>
              </table:table-cell>
              <table:table-cell office:value-type="float" office:value="26421">
                <text:p>2642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358">
                <text:p>16358</text:p>
              </table:table-cell>
              <table:table-cell office:value-type="float" office:value="28431">
                <text:p>2843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7294">
                <text:p>17294</text:p>
              </table:table-cell>
              <table:table-cell office:value-type="float" office:value="30133">
                <text:p>3013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317">
                <text:p>11317</text:p>
              </table:table-cell>
              <table:table-cell office:value-type="float" office:value="18114">
                <text:p>18114</text:p>
              </table:table-cell>
              <table:table-cell office:value-type="float" office:value="31601">
                <text:p>3160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499">
                <text:p>11499</text:p>
              </table:table-cell>
              <table:table-cell office:value-type="float" office:value="18955">
                <text:p>18955</text:p>
              </table:table-cell>
              <table:table-cell office:value-type="float" office:value="32327">
                <text:p>3232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826">
                <text:p>19826</text:p>
              </table:table-cell>
              <table:table-cell office:value-type="float" office:value="33841">
                <text:p>3384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634">
                <text:p>20634</text:p>
              </table:table-cell>
              <table:table-cell office:value-type="float" office:value="36137">
                <text:p>3613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898">
                <text:p>21898</text:p>
              </table:table-cell>
              <table:table-cell office:value-type="float" office:value="36333">
                <text:p>3633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739">
                <text:p>22739</text:p>
              </table:table-cell>
              <table:table-cell office:value-type="float" office:value="34565">
                <text:p>3456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1532">
                <text:p>21532</text:p>
              </table:table-cell>
              <table:table-cell office:value-type="float" office:value="33127">
                <text:p>3312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3835">
                <text:p>13835</text:p>
              </table:table-cell>
              <table:table-cell office:value-type="float" office:value="20746">
                <text:p>20746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2243">
                <text:p>12243</text:p>
              </table:table-cell>
              <table:table-cell office:value-type="float" office:value="20900">
                <text:p>20900</text:p>
              </table:table-cell>
              <table:table-cell office:value-type="float" office:value="35292">
                <text:p>3529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0920">
                <text:p>10920</text:p>
              </table:table-cell>
              <table:table-cell office:value-type="float" office:value="21740">
                <text:p>21740</text:p>
              </table:table-cell>
              <table:table-cell office:value-type="float" office:value="33651">
                <text:p>3365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9828">
                <text:p>9828</text:p>
              </table:table-cell>
              <table:table-cell office:value-type="float" office:value="20127">
                <text:p>20127</text:p>
              </table:table-cell>
              <table:table-cell office:value-type="float" office:value="32043">
                <text:p>3204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0710">
                <text:p>10710</text:p>
              </table:table-cell>
              <table:table-cell office:value-type="float" office:value="19200">
                <text:p>19200</text:p>
              </table:table-cell>
              <table:table-cell office:value-type="float" office:value="33901">
                <text:p>3390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1340">
                <text:p>11340</text:p>
              </table:table-cell>
              <table:table-cell office:value-type="float" office:value="19778">
                <text:p>19778</text:p>
              </table:table-cell>
              <table:table-cell office:value-type="float" office:value="34396">
                <text:p>3439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0920">
                <text:p>10920</text:p>
              </table:table-cell>
              <table:table-cell office:value-type="float" office:value="18892">
                <text:p>18892</text:p>
              </table:table-cell>
              <table:table-cell office:value-type="float" office:value="32042">
                <text:p>3204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9828">
                <text:p>9828</text:p>
              </table:table-cell>
              <table:table-cell office:value-type="float" office:value="16713">
                <text:p>16713</text:p>
              </table:table-cell>
              <table:table-cell office:value-type="float" office:value="28258">
                <text:p>2825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0710">
                <text:p>10710</text:p>
              </table:table-cell>
              <table:table-cell office:value-type="float" office:value="16682">
                <text:p>16682</text:p>
              </table:table-cell>
              <table:table-cell office:value-type="float" office:value="27148">
                <text:p>2714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9724">
                <text:p>9724</text:p>
              </table:table-cell>
              <table:table-cell office:value-type="float" office:value="15257">
                <text:p>15257</text:p>
              </table:table-cell>
              <table:table-cell office:value-type="float" office:value="26004">
                <text:p>2600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9360">
                <text:p>9360</text:p>
              </table:table-cell>
              <table:table-cell office:value-type="float" office:value="15444">
                <text:p>15444</text:p>
              </table:table-cell>
              <table:table-cell office:value-type="float" office:value="24992">
                <text:p>2499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9690">
                <text:p>9690</text:p>
              </table:table-cell>
              <table:table-cell office:value-type="float" office:value="15660">
                <text:p>15660</text:p>
              </table:table-cell>
              <table:table-cell office:value-type="float" office:value="26026">
                <text:p>2602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764">
                <text:p>10764</text:p>
              </table:table-cell>
              <table:table-cell office:value-type="float" office:value="16640">
                <text:p>16640</text:p>
              </table:table-cell>
              <table:table-cell office:value-type="float" office:value="26752">
                <text:p>2675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0234">
                <text:p>10234</text:p>
              </table:table-cell>
              <table:table-cell office:value-type="float" office:value="15979">
                <text:p>15979</text:p>
              </table:table-cell>
              <table:table-cell office:value-type="float" office:value="27544">
                <text:p>2754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0336">
                <text:p>10336</text:p>
              </table:table-cell>
              <table:table-cell office:value-type="float" office:value="15912">
                <text:p>15912</text:p>
              </table:table-cell>
              <table:table-cell office:value-type="float" office:value="27544">
                <text:p>2754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0572">
                <text:p>10572</text:p>
              </table:table-cell>
              <table:table-cell office:value-type="float" office:value="16198">
                <text:p>16198</text:p>
              </table:table-cell>
              <table:table-cell office:value-type="float" office:value="28248">
                <text:p>2824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9724">
                <text:p>9724</text:p>
              </table:table-cell>
              <table:table-cell office:value-type="float" office:value="16107">
                <text:p>16107</text:p>
              </table:table-cell>
              <table:table-cell office:value-type="float" office:value="27258">
                <text:p>2725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9299">
                <text:p>9299</text:p>
              </table:table-cell>
              <table:table-cell office:value-type="float" office:value="15863">
                <text:p>15863</text:p>
              </table:table-cell>
              <table:table-cell office:value-type="float" office:value="26928">
                <text:p>2692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0591">
                <text:p>10591</text:p>
              </table:table-cell>
              <table:table-cell office:value-type="float" office:value="16416">
                <text:p>16416</text:p>
              </table:table-cell>
              <table:table-cell office:value-type="float" office:value="27104">
                <text:p>2710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268">
                <text:p>10268</text:p>
              </table:table-cell>
              <table:table-cell office:value-type="float" office:value="16739">
                <text:p>16739</text:p>
              </table:table-cell>
              <table:table-cell office:value-type="float" office:value="28666">
                <text:p>2866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9843">
                <text:p>9843</text:p>
              </table:table-cell>
              <table:table-cell office:value-type="float" office:value="15808">
                <text:p>15808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9230">
                <text:p>9230</text:p>
              </table:table-cell>
              <table:table-cell office:value-type="float" office:value="15333">
                <text:p>15333</text:p>
              </table:table-cell>
              <table:table-cell office:value-type="float" office:value="28050">
                <text:p>28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171">
                <text:p>11171</text:p>
              </table:table-cell>
              <table:table-cell office:value-type="float" office:value="16822">
                <text:p>16822</text:p>
              </table:table-cell>
              <table:table-cell office:value-type="float" office:value="28468">
                <text:p>2846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40">
                <text:p>11440</text:p>
              </table:table-cell>
              <table:table-cell office:value-type="float" office:value="16851">
                <text:p>16851</text:p>
              </table:table-cell>
              <table:table-cell office:value-type="float" office:value="27390">
                <text:p>27390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0940">
                <text:p>10940</text:p>
              </table:table-cell>
              <table:table-cell office:value-type="float" office:value="16900">
                <text:p>16900</text:p>
              </table:table-cell>
              <table:table-cell office:value-type="float" office:value="28375">
                <text:p>2837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390">
                <text:p>12390</text:p>
              </table:table-cell>
              <table:table-cell office:value-type="float" office:value="23010">
                <text:p>23010</text:p>
              </table:table-cell>
              <table:table-cell office:value-type="float" office:value="43794">
                <text:p>43794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080">
                <text:p>12080</text:p>
              </table:table-cell>
              <table:table-cell office:value-type="float" office:value="32592">
                <text:p>32592</text:p>
              </table:table-cell>
              <table:table-cell office:value-type="float" office:value="69299">
                <text:p>6929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5176">
                <text:p>5176</text:p>
              </table:table-cell>
              <table:table-cell office:value-type="float" office:value="9957">
                <text:p>9957</text:p>
              </table:table-cell>
              <table:table-cell office:value-type="float" office:value="27676">
                <text:p>2767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363">
                <text:p>4363</text:p>
              </table:table-cell>
              <table:table-cell office:value-type="float" office:value="9653">
                <text:p>9653</text:p>
              </table:table-cell>
              <table:table-cell office:value-type="float" office:value="28611">
                <text:p>2861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677">
                <text:p>3677</text:p>
              </table:table-cell>
              <table:table-cell office:value-type="float" office:value="8975">
                <text:p>8975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100">
                <text:p>3100</text:p>
              </table:table-cell>
              <table:table-cell office:value-type="float" office:value="8018">
                <text:p>8018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827">
                <text:p>1827</text:p>
              </table:table-cell>
              <table:table-cell office:value-type="float" office:value="5355">
                <text:p>5355</text:p>
              </table:table-cell>
              <table:table-cell office:value-type="float" office:value="26156">
                <text:p>2615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941">
                <text:p>941</text:p>
              </table:table-cell>
              <table:table-cell office:value-type="float" office:value="3880">
                <text:p>3880</text:p>
              </table:table-cell>
              <table:table-cell office:value-type="float" office:value="25936">
                <text:p>2593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485">
                <text:p>485</text:p>
              </table:table-cell>
              <table:table-cell office:value-type="float" office:value="3196">
                <text:p>3196</text:p>
              </table:table-cell>
              <table:table-cell office:value-type="float" office:value="25718">
                <text:p>2571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50">
                <text:p>250</text:p>
              </table:table-cell>
              <table:table-cell office:value-type="float" office:value="2546">
                <text:p>2546</text:p>
              </table:table-cell>
              <table:table-cell office:value-type="float" office:value="25502">
                <text:p>25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787">
                <text:p>778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778.66666666667">
                <text:p>777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8cm" svg:y="1.404cm" svg:width="30.89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3.3533333333333">
                <text:p>23.35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6cm" svg:y="1.352cm" svg:width="31.3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9323119876633">
                <text:p>1.2932311987663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705226796606">
                <text:p>1.3070522679660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548546687718">
                <text:p>1.2254854668771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8549955333706">
                <text:p>1.1854995533370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868855515514">
                <text:p>1.28688555155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6146009400375">
                <text:p>1.1614600940037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930130724199">
                <text:p>1.1593013072419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3267299584728">
                <text:p>1.23267299584728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1049067752776">
                <text:p>1.3104906775277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7605064930787">
                <text:p>1.17605064930787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8472964197531">
                <text:p>1.0847296419753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9484445834455">
                <text:p>1.1948444583445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7522850268803">
                <text:p>1.27522850268803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270261417029">
                <text:p>1.172702614170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238318070892">
                <text:p>1.1523831807089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356122644172">
                <text:p>1.335612264417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0389200132456">
                <text:p>1.2038920013245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941419206483">
                <text:p>1.1594141920648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31485255318306">
                <text:p>1.3148525531830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718468483785">
                <text:p>1.1771846848378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3217716643524">
                <text:p>1.2321771664352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098200797955">
                <text:p>1.2109820079795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765387940698">
                <text:p>1.2976538794069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6641534792711">
                <text:p>1.1664153479271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4601397670825">
                <text:p>1.2460139767082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316166868512">
                <text:p>1.0431616686851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965163234502">
                <text:p>1.0496516323450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742306165036">
                <text:p>1.0774230616503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234640709104">
                <text:p>1.1023464070910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76670696799">
                <text:p>1.067667069679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507825248804">
                <text:p>1.0750782524880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95470353368">
                <text:p>1.069547035336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7146681803">
                <text:p>1.037146681803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198499579318">
                <text:p>1.0319849957931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573657107098">
                <text:p>1.0657365710709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930066306769">
                <text:p>1.0293006630676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580915022741">
                <text:p>1.0258091502274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3024548784159">
                <text:p>1.0302454878415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574777360226">
                <text:p>1.0557477736022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666069561621">
                <text:p>1.0366606956162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872735760169">
                <text:p>1.0687273576016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8850019482592">
                <text:p>1.1885001948259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7628534514198">
                <text:p>1.1762853451419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320939549556">
                <text:p>1.2132093954955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193923306817">
                <text:p>1.2019392330681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58779850587">
                <text:p>1.1705877985058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0518507309792">
                <text:p>1.1051850730979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9694314853255">
                <text:p>1.1969431485325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304726237682">
                <text:p>1.2030472623768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079164057291">
                <text:p>1.1607916405729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406316232552">
                <text:p>1.1140631623255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872549775274748">
                <text:p>0.87254977527474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19994630019263">
                <text:p>1.1999463001926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887352201008448">
                <text:p>0.88735220100844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44434859549">
                <text:p>1.104443485954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852662439727979">
                <text:p>0.85266243972797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269495250109">
                <text:p>1.0126949525010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89353183562465">
                <text:p>0.8935318356246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06147333277775">
                <text:p>0.80614733327777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806699639443202">
                <text:p>0.80669963944320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97535740392427">
                <text:p>0.99753574039242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99455215614236">
                <text:p>0.99945521561423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674994177800395">
                <text:p>0.67499417780039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87638144335488">
                <text:p>0.8763814433548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71420953369141">
                <text:p>0.97142095336914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402146742242">
                <text:p>1.0240214674224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0823181029799">
                <text:p>1.00823181029799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2396761772503">
                <text:p>1.0239676177250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1806036340132">
                <text:p>1.0180603634013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53112751235601">
                <text:p>0.95311275123560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3206386990017">
                <text:p>1.0320638699001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1842802347065">
                <text:p>1.0184280234706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70691625832101">
                <text:p>0.97069162583210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4150250875115">
                <text:p>1.0415025087511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1695067025554">
                <text:p>1.0169506702555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15017360346799">
                <text:p>0.91501736034679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20072815237562">
                <text:p>0.92007281523756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76455622436185">
                <text:p>0.97645562243618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22733773276002">
                <text:p>0.92273377327600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243410567821869">
                <text:p>0.243410567821869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478151501781882">
                <text:p>0.47815150178188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1718.5">
                <text:p>21718.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2798.3333333333">
                <text:p>2279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